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20000000205C9807F8.png" manifest:media-type=""/>
  <manifest:file-entry manifest:full-path="Pictures/100002010000002000000020A90AD953.png" manifest:media-type=""/>
  <manifest:file-entry manifest:full-path="Pictures/100002000000009D00000023A061FB04.gif"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images/Bitmaps/sc_userimages.png" manifest:media-type=""/>
  <manifest:file-entry manifest:full-path="Configurations2/images/sc_imagelist.xml" manifest:media-type=""/>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OpenSymbol" svg:font-family="OpenSymbol"/>
    <style:font-face style:name="Tahoma1" svg:font-family="Tahoma"/>
    <style:font-face style:name="verdana" svg:font-family="verdana, geneva, lucida, 'lucida grande', arial, helvetica, sans-serif"/>
    <style:font-face style:name="Liberation Sans" svg:font-family="'Liberation Sans'" style:font-family-generic="swiss"/>
    <style:font-face style:name="Segoe UI" svg:font-family="'Segoe UI'" style:font-family-generic="swiss"/>
    <style:font-face style:name="Verdana2" svg:font-family="Verdana" style:font-family-generic="swiss"/>
    <style:font-face style:name="Courier New" svg:font-family="'Courier New'" style:font-adornments="Normal" style:font-family-generic="modern" style:font-pitch="fixed"/>
    <style:font-face style:name="Abyssinica SIL" svg:font-family="'Abyssinica SIL'" style:font-pitch="variable"/>
    <style:font-face style:name="Times New Roman" svg:font-family="'Times New Roman'" style:font-family-generic="roman"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vp_5f_tab_5f_synopsis" style:display-name="dvp_tab_synopsis" style:family="table">
      <style:table-properties style:width="16cm" fo:margin-top="0cm" fo:margin-bottom="0cm" table:align="center" fo:background-color="#ccffff">
        <style:background-image/>
      </style:table-properties>
    </style:style>
    <style:style style:name="dvp_5f_tab_5f_synopsis.A" style:display-name="dvp_tab_synopsis.A" style:family="table-column">
      <style:table-column-properties style:column-width="16cm"/>
    </style:style>
    <style:style style:name="dvp_5f_tab_5f_synopsis.A1" style:display-name="dvp_tab_synopsis.A1" style:family="table-cell">
      <style:table-cell-properties fo:padding="0.499cm" fo:border="0.05pt solid #0099ff"/>
    </style:style>
    <style:style style:name="dvp_5f_code_5f_shell_5f_1" style:display-name="dvp_code_shell_1" style:family="table">
      <style:table-properties style:width="17.099cm" style:rel-width="90%" fo:margin-top="0.4cm" fo:margin-bottom="0.4cm" table:align="center" fo:background-color="#ffffcc">
        <style:background-image/>
      </style:table-properties>
    </style:style>
    <style:style style:name="dvp_5f_code_5f_shell_5f_1.A" style:display-name="dvp_code_shell_1.A" style:family="table-column">
      <style:table-column-properties style:column-width="2.85cm" style:rel-column-width="23*"/>
    </style:style>
    <style:style style:name="dvp_5f_code_5f_shell_5f_1.1" style:display-name="dvp_code_shell_1.1" style:family="table-row">
      <style:table-row-properties fo:background-color="#e6e6ff" style:weight="bold">
        <style:background-image/>
      </style:table-row-properties>
    </style:style>
    <style:style style:name="dvp_5f_code_5f_shell_5f_1.A1" style:display-name="dvp_code_shell_1.A1" style:family="table-cell">
      <style:table-cell-properties fo:padding="0cm" fo:border="0.55pt solid #000000"/>
    </style:style>
    <style:style style:name="dvp_5f_code_5f_shell_5f_1.2" style:display-name="dvp_code_shell_1.2" style:family="table-row">
      <style:table-row-properties fo:background-color="#ffffcc" style:font="Courier New">
        <style:background-image/>
      </style:table-row-properties>
    </style:style>
    <style:style style:name="dvp_5f_code_5f_shell_5f_2" style:display-name="dvp_code_shell_2" style:family="table">
      <style:table-properties style:width="17.099cm" style:rel-width="90%" fo:margin-top="0.4cm" fo:margin-bottom="0.4cm" table:align="center" fo:background-color="#ffffcc">
        <style:background-image/>
      </style:table-properties>
    </style:style>
    <style:style style:name="dvp_5f_code_5f_shell_5f_2.A" style:display-name="dvp_code_shell_2.A" style:family="table-column">
      <style:table-column-properties style:column-width="2.85cm" style:rel-column-width="23*"/>
    </style:style>
    <style:style style:name="dvp_5f_code_5f_shell_5f_2.1" style:display-name="dvp_code_shell_2.1" style:family="table-row">
      <style:table-row-properties fo:background-color="#e6e6ff" style:weight="bold">
        <style:background-image/>
      </style:table-row-properties>
    </style:style>
    <style:style style:name="dvp_5f_code_5f_shell_5f_2.A1" style:display-name="dvp_code_shell_2.A1" style:family="table-cell">
      <style:table-cell-properties fo:padding="0cm" fo:border="0.55pt solid #000000"/>
    </style:style>
    <style:style style:name="dvp_5f_code_5f_shell_5f_2.2" style:display-name="dvp_code_shell_2.2" style:family="table-row">
      <style:table-row-properties fo:background-color="#ffffcc" style:font="Courier New">
        <style:background-image/>
      </style:table-row-properties>
    </style:style>
    <style:style style:name="dvp_5f_code_5f_shell_5f_3" style:display-name="dvp_code_shell_3" style:family="table">
      <style:table-properties style:width="17.099cm" style:rel-width="90%" fo:margin-top="0.4cm" fo:margin-bottom="0.4cm" table:align="center" fo:background-color="#ffffcc">
        <style:background-image/>
      </style:table-properties>
    </style:style>
    <style:style style:name="dvp_5f_code_5f_shell_5f_3.A" style:display-name="dvp_code_shell_3.A" style:family="table-column">
      <style:table-column-properties style:column-width="2.85cm" style:rel-column-width="23*"/>
    </style:style>
    <style:style style:name="dvp_5f_code_5f_shell_5f_3.1" style:display-name="dvp_code_shell_3.1" style:family="table-row">
      <style:table-row-properties fo:background-color="#e6e6ff" style:weight="bold">
        <style:background-image/>
      </style:table-row-properties>
    </style:style>
    <style:style style:name="dvp_5f_code_5f_shell_5f_3.A1" style:display-name="dvp_code_shell_3.A1" style:family="table-cell">
      <style:table-cell-properties fo:padding="0cm" fo:border="0.55pt solid #000000"/>
    </style:style>
    <style:style style:name="dvp_5f_code_5f_shell_5f_3.2" style:display-name="dvp_code_shell_3.2" style:family="table-row">
      <style:table-row-properties fo:background-color="#ffffcc" style:font="Courier New">
        <style:background-image/>
      </style:table-row-properties>
    </style:style>
    <style:style style:name="dvp_5f_code_5f_shell_5f_4" style:display-name="dvp_code_shell_4" style:family="table">
      <style:table-properties style:width="17.099cm" style:rel-width="90%" fo:margin-top="0.4cm" fo:margin-bottom="0.4cm" table:align="center" fo:background-color="#ffffcc">
        <style:background-image/>
      </style:table-properties>
    </style:style>
    <style:style style:name="dvp_5f_code_5f_shell_5f_4.A" style:display-name="dvp_code_shell_4.A" style:family="table-column">
      <style:table-column-properties style:column-width="2.85cm" style:rel-column-width="23*"/>
    </style:style>
    <style:style style:name="dvp_5f_code_5f_shell_5f_4.1" style:display-name="dvp_code_shell_4.1" style:family="table-row">
      <style:table-row-properties fo:background-color="#e6e6ff" style:weight="bold">
        <style:background-image/>
      </style:table-row-properties>
    </style:style>
    <style:style style:name="dvp_5f_code_5f_shell_5f_4.A1" style:display-name="dvp_code_shell_4.A1" style:family="table-cell">
      <style:table-cell-properties fo:padding="0cm" fo:border="0.55pt solid #000000"/>
    </style:style>
    <style:style style:name="dvp_5f_code_5f_shell_5f_4.2" style:display-name="dvp_code_shell_4.2" style:family="table-row">
      <style:table-row-properties fo:background-color="#ffffcc" style:font="Courier New">
        <style:background-image/>
      </style:table-row-properties>
    </style:style>
    <style:style style:name="dvp_5f_info_5f_1" style:display-name="dvp_info_1" style:family="table">
      <style:table-properties style:width="17.099cm" style:rel-width="90%" fo:margin-top="0.499cm" fo:margin-bottom="0.499cm" table:align="center" style:border="10mm solid #000000"/>
    </style:style>
    <style:style style:name="dvp_5f_info_5f_1.A" style:display-name="dvp_info_1.A" style:family="table-column">
      <style:table-column-properties style:column-width="2.565cm" style:rel-column-width="150*"/>
    </style:style>
    <style:style style:name="dvp_5f_info_5f_1.B" style:display-name="dvp_info_1.B" style:family="table-column">
      <style:table-column-properties style:column-width="14.534cm" style:rel-column-width="850*"/>
    </style:style>
    <style:style style:name="dvp_5f_info_5f_1.A1" style:display-name="dvp_info_1.A1" style:family="table-cell">
      <style:table-cell-properties fo:padding="0cm" fo:border="0.55pt solid #000000"/>
    </style:style>
    <style:style style:name="dvp_5f_code_5f_shell_5f_5" style:display-name="dvp_code_shell_5" style:family="table">
      <style:table-properties style:width="17.099cm" style:rel-width="90%" fo:margin-top="0.4cm" fo:margin-bottom="0.4cm" table:align="center" fo:background-color="#ffffcc">
        <style:background-image/>
      </style:table-properties>
    </style:style>
    <style:style style:name="dvp_5f_code_5f_shell_5f_5.A" style:display-name="dvp_code_shell_5.A" style:family="table-column">
      <style:table-column-properties style:column-width="2.85cm" style:rel-column-width="23*"/>
    </style:style>
    <style:style style:name="dvp_5f_code_5f_shell_5f_5.1" style:display-name="dvp_code_shell_5.1" style:family="table-row">
      <style:table-row-properties fo:background-color="#e6e6ff" style:weight="bold">
        <style:background-image/>
      </style:table-row-properties>
    </style:style>
    <style:style style:name="dvp_5f_code_5f_shell_5f_5.A1" style:display-name="dvp_code_shell_5.A1" style:family="table-cell">
      <style:table-cell-properties fo:padding="0cm" fo:border="0.55pt solid #000000"/>
    </style:style>
    <style:style style:name="dvp_5f_code_5f_shell_5f_5.2" style:display-name="dvp_code_shell_5.2" style:family="table-row">
      <style:table-row-properties fo:background-color="#ffffcc" style:font="Courier New">
        <style:background-image/>
      </style:table-row-properties>
    </style:style>
    <style:style style:name="dvp_5f_warning_5f_2" style:display-name="dvp_warning_2" style:family="table">
      <style:table-properties style:width="17.099cm" style:rel-width="90%" fo:margin-top="0.499cm" fo:margin-bottom="0.499cm" table:align="center" style:border="10mm solid #000000"/>
    </style:style>
    <style:style style:name="dvp_5f_warning_5f_2.A" style:display-name="dvp_warning_2.A" style:family="table-column">
      <style:table-column-properties style:column-width="2.565cm" style:rel-column-width="150*"/>
    </style:style>
    <style:style style:name="dvp_5f_warning_5f_2.B" style:display-name="dvp_warning_2.B" style:family="table-column">
      <style:table-column-properties style:column-width="14.534cm" style:rel-column-width="850*"/>
    </style:style>
    <style:style style:name="dvp_5f_warning_5f_2.A1" style:display-name="dvp_warning_2.A1" style:family="table-cell">
      <style:table-cell-properties fo:padding="0cm" fo:border="0.55pt solid #000000"/>
    </style:style>
    <style:style style:name="dvp_5f_code_5f_shell_5f_6" style:display-name="dvp_code_shell_6" style:family="table">
      <style:table-properties style:width="17.099cm" style:rel-width="90%" fo:margin-top="0.4cm" fo:margin-bottom="0.4cm" table:align="center" fo:background-color="#ffffcc">
        <style:background-image/>
      </style:table-properties>
    </style:style>
    <style:style style:name="dvp_5f_code_5f_shell_5f_6.A" style:display-name="dvp_code_shell_6.A" style:family="table-column">
      <style:table-column-properties style:column-width="2.85cm" style:rel-column-width="23*"/>
    </style:style>
    <style:style style:name="dvp_5f_code_5f_shell_5f_6.1" style:display-name="dvp_code_shell_6.1" style:family="table-row">
      <style:table-row-properties fo:background-color="#e6e6ff" style:weight="bold">
        <style:background-image/>
      </style:table-row-properties>
    </style:style>
    <style:style style:name="dvp_5f_code_5f_shell_5f_6.A1" style:display-name="dvp_code_shell_6.A1" style:family="table-cell">
      <style:table-cell-properties fo:padding="0cm" fo:border="0.55pt solid #000000"/>
    </style:style>
    <style:style style:name="dvp_5f_code_5f_shell_5f_6.2" style:display-name="dvp_code_shell_6.2" style:family="table-row">
      <style:table-row-properties fo:background-color="#ffffcc" style:font="Courier New">
        <style:background-image/>
      </style:table-row-properties>
    </style:style>
    <style:style style:name="dvp_5f_warning_5f_3" style:display-name="dvp_warning_3" style:family="table">
      <style:table-properties style:width="17.099cm" style:rel-width="90%" fo:margin-top="0.499cm" fo:margin-bottom="0.499cm" table:align="center" style:border="10mm solid #000000"/>
    </style:style>
    <style:style style:name="dvp_5f_warning_5f_3.A" style:display-name="dvp_warning_3.A" style:family="table-column">
      <style:table-column-properties style:column-width="2.565cm" style:rel-column-width="150*"/>
    </style:style>
    <style:style style:name="dvp_5f_warning_5f_3.B" style:display-name="dvp_warning_3.B" style:family="table-column">
      <style:table-column-properties style:column-width="14.534cm" style:rel-column-width="850*"/>
    </style:style>
    <style:style style:name="dvp_5f_warning_5f_3.A1" style:display-name="dvp_warning_3.A1" style:family="table-cell">
      <style:table-cell-properties fo:padding="0cm" fo:border="0.55pt solid #000000"/>
    </style:style>
    <style:style style:name="dvp_5f_code_5f_shell_5f_7" style:display-name="dvp_code_shell_7" style:family="table">
      <style:table-properties style:width="17.099cm" style:rel-width="90%" fo:margin-top="0.4cm" fo:margin-bottom="0.4cm" table:align="center" fo:background-color="#ffffcc">
        <style:background-image/>
      </style:table-properties>
    </style:style>
    <style:style style:name="dvp_5f_code_5f_shell_5f_7.A" style:display-name="dvp_code_shell_7.A" style:family="table-column">
      <style:table-column-properties style:column-width="2.85cm" style:rel-column-width="23*"/>
    </style:style>
    <style:style style:name="dvp_5f_code_5f_shell_5f_7.1" style:display-name="dvp_code_shell_7.1" style:family="table-row">
      <style:table-row-properties fo:background-color="#e6e6ff" style:weight="bold">
        <style:background-image/>
      </style:table-row-properties>
    </style:style>
    <style:style style:name="dvp_5f_code_5f_shell_5f_7.A1" style:display-name="dvp_code_shell_7.A1" style:family="table-cell">
      <style:table-cell-properties fo:padding="0cm" fo:border="0.55pt solid #000000"/>
    </style:style>
    <style:style style:name="dvp_5f_code_5f_shell_5f_7.2" style:display-name="dvp_code_shell_7.2" style:family="table-row">
      <style:table-row-properties fo:background-color="#ffffcc" style:font="Courier New">
        <style:background-image/>
      </style:table-row-properties>
    </style:style>
    <style:style style:name="dvp_5f_code_5f_shell_5f_8" style:display-name="dvp_code_shell_8" style:family="table">
      <style:table-properties style:width="17.099cm" style:rel-width="90%" fo:margin-top="0.4cm" fo:margin-bottom="0.4cm" table:align="center" fo:background-color="#ffffcc">
        <style:background-image/>
      </style:table-properties>
    </style:style>
    <style:style style:name="dvp_5f_code_5f_shell_5f_8.A" style:display-name="dvp_code_shell_8.A" style:family="table-column">
      <style:table-column-properties style:column-width="2.85cm" style:rel-column-width="23*"/>
    </style:style>
    <style:style style:name="dvp_5f_code_5f_shell_5f_8.1" style:display-name="dvp_code_shell_8.1" style:family="table-row">
      <style:table-row-properties fo:background-color="#e6e6ff" style:weight="bold">
        <style:background-image/>
      </style:table-row-properties>
    </style:style>
    <style:style style:name="dvp_5f_code_5f_shell_5f_8.A1" style:display-name="dvp_code_shell_8.A1" style:family="table-cell">
      <style:table-cell-properties fo:padding="0cm" fo:border="0.55pt solid #000000"/>
    </style:style>
    <style:style style:name="dvp_5f_code_5f_shell_5f_8.2" style:display-name="dvp_code_shell_8.2" style:family="table-row">
      <style:table-row-properties fo:background-color="#ffffcc" style:font="Courier New">
        <style:background-image/>
      </style:table-row-properties>
    </style:style>
    <style:style style:name="dvp_5f_code_5f_shell_5f_9" style:display-name="dvp_code_shell_9" style:family="table">
      <style:table-properties style:width="17.099cm" style:rel-width="90%" fo:margin-top="0.4cm" fo:margin-bottom="0.4cm" table:align="center" fo:background-color="#ffffcc">
        <style:background-image/>
      </style:table-properties>
    </style:style>
    <style:style style:name="dvp_5f_code_5f_shell_5f_9.A" style:display-name="dvp_code_shell_9.A" style:family="table-column">
      <style:table-column-properties style:column-width="2.85cm" style:rel-column-width="23*"/>
    </style:style>
    <style:style style:name="dvp_5f_code_5f_shell_5f_9.1" style:display-name="dvp_code_shell_9.1" style:family="table-row">
      <style:table-row-properties fo:background-color="#e6e6ff" style:weight="bold">
        <style:background-image/>
      </style:table-row-properties>
    </style:style>
    <style:style style:name="dvp_5f_code_5f_shell_5f_9.A1" style:display-name="dvp_code_shell_9.A1" style:family="table-cell">
      <style:table-cell-properties fo:padding="0cm" fo:border="0.55pt solid #000000"/>
    </style:style>
    <style:style style:name="dvp_5f_code_5f_shell_5f_9.2" style:display-name="dvp_code_shell_9.2" style:family="table-row">
      <style:table-row-properties fo:background-color="#ffffcc" style:font="Courier New">
        <style:background-image/>
      </style:table-row-properties>
    </style:style>
    <style:style style:name="dvp_5f_code_5f_shell_5f_10" style:display-name="dvp_code_shell_10" style:family="table">
      <style:table-properties style:width="17.099cm" style:rel-width="90%" fo:margin-top="0.4cm" fo:margin-bottom="0.4cm" table:align="center" fo:background-color="#ffffcc">
        <style:background-image/>
      </style:table-properties>
    </style:style>
    <style:style style:name="dvp_5f_code_5f_shell_5f_10.A" style:display-name="dvp_code_shell_10.A" style:family="table-column">
      <style:table-column-properties style:column-width="2.85cm" style:rel-column-width="23*"/>
    </style:style>
    <style:style style:name="dvp_5f_code_5f_shell_5f_10.1" style:display-name="dvp_code_shell_10.1" style:family="table-row">
      <style:table-row-properties fo:background-color="#e6e6ff" style:weight="bold">
        <style:background-image/>
      </style:table-row-properties>
    </style:style>
    <style:style style:name="dvp_5f_code_5f_shell_5f_10.A1" style:display-name="dvp_code_shell_10.A1" style:family="table-cell">
      <style:table-cell-properties fo:padding="0cm" fo:border="0.55pt solid #000000"/>
    </style:style>
    <style:style style:name="dvp_5f_code_5f_shell_5f_10.2" style:display-name="dvp_code_shell_10.2" style:family="table-row">
      <style:table-row-properties fo:background-color="#ffffcc" style:font="Courier New">
        <style:background-image/>
      </style:table-row-properties>
    </style:style>
    <style:style style:name="tab1" style:family="table">
      <style:table-properties style:width="18.62cm" style:rel-width="98%" fo:margin-top="0.199cm" fo:margin-bottom="0.199cm" table:align="center"/>
    </style:style>
    <style:style style:name="tab1.A" style:family="table-column">
      <style:table-column-properties style:column-width="9.31cm" style:rel-column-width="23*"/>
    </style:style>
    <style:style style:name="tab1.A1" style:family="table-cell">
      <style:table-cell-properties fo:padding="0cm" fo:border="0.5pt solid #000000"/>
    </style:style>
    <style:style style:name="dvp_5f_code_5f_shell_5f_11" style:display-name="dvp_code_shell_11" style:family="table">
      <style:table-properties style:width="17.099cm" style:rel-width="90%" fo:margin-top="0.4cm" fo:margin-bottom="0.4cm" table:align="center" fo:background-color="#ffffcc">
        <style:background-image/>
      </style:table-properties>
    </style:style>
    <style:style style:name="dvp_5f_code_5f_shell_5f_11.A" style:display-name="dvp_code_shell_11.A" style:family="table-column">
      <style:table-column-properties style:column-width="2.85cm" style:rel-column-width="23*"/>
    </style:style>
    <style:style style:name="dvp_5f_code_5f_shell_5f_11.1" style:display-name="dvp_code_shell_11.1" style:family="table-row">
      <style:table-row-properties fo:background-color="#e6e6ff" style:weight="bold">
        <style:background-image/>
      </style:table-row-properties>
    </style:style>
    <style:style style:name="dvp_5f_code_5f_shell_5f_11.A1" style:display-name="dvp_code_shell_11.A1" style:family="table-cell">
      <style:table-cell-properties fo:padding="0cm" fo:border="0.55pt solid #000000"/>
    </style:style>
    <style:style style:name="dvp_5f_code_5f_shell_5f_11.2" style:display-name="dvp_code_shell_11.2" style:family="table-row">
      <style:table-row-properties fo:background-color="#ffffcc" style:font="Courier New">
        <style:background-image/>
      </style:table-row-properties>
    </style:style>
    <style:style style:name="dvp_5f_code_5f_shell_5f_12" style:display-name="dvp_code_shell_12" style:family="table">
      <style:table-properties style:width="17.099cm" style:rel-width="90%" fo:margin-top="0.4cm" fo:margin-bottom="0.4cm" table:align="center" fo:background-color="#ffffcc">
        <style:background-image/>
      </style:table-properties>
    </style:style>
    <style:style style:name="dvp_5f_code_5f_shell_5f_12.A" style:display-name="dvp_code_shell_12.A" style:family="table-column">
      <style:table-column-properties style:column-width="2.85cm" style:rel-column-width="23*"/>
    </style:style>
    <style:style style:name="dvp_5f_code_5f_shell_5f_12.1" style:display-name="dvp_code_shell_12.1" style:family="table-row">
      <style:table-row-properties fo:background-color="#e6e6ff" style:weight="bold">
        <style:background-image/>
      </style:table-row-properties>
    </style:style>
    <style:style style:name="dvp_5f_code_5f_shell_5f_12.A1" style:display-name="dvp_code_shell_12.A1" style:family="table-cell">
      <style:table-cell-properties fo:padding="0cm" fo:border="0.55pt solid #000000"/>
    </style:style>
    <style:style style:name="dvp_5f_code_5f_shell_5f_12.2" style:display-name="dvp_code_shell_12.2" style:family="table-row">
      <style:table-row-properties fo:background-color="#ffffcc" style:font="Courier New">
        <style:background-image/>
      </style:table-row-properties>
    </style:style>
    <style:style style:name="dvp_5f_code_5f_shell_5f_13" style:display-name="dvp_code_shell_13" style:family="table">
      <style:table-properties style:width="17.099cm" style:rel-width="90%" fo:margin-top="0.4cm" fo:margin-bottom="0.4cm" table:align="center" fo:background-color="#ffffcc">
        <style:background-image/>
      </style:table-properties>
    </style:style>
    <style:style style:name="dvp_5f_code_5f_shell_5f_13.A" style:display-name="dvp_code_shell_13.A" style:family="table-column">
      <style:table-column-properties style:column-width="2.85cm" style:rel-column-width="23*"/>
    </style:style>
    <style:style style:name="dvp_5f_code_5f_shell_5f_13.1" style:display-name="dvp_code_shell_13.1" style:family="table-row">
      <style:table-row-properties fo:background-color="#e6e6ff" style:weight="bold">
        <style:background-image/>
      </style:table-row-properties>
    </style:style>
    <style:style style:name="dvp_5f_code_5f_shell_5f_13.A1" style:display-name="dvp_code_shell_13.A1" style:family="table-cell">
      <style:table-cell-properties fo:padding="0cm" fo:border="0.55pt solid #000000"/>
    </style:style>
    <style:style style:name="dvp_5f_code_5f_shell_5f_13.2" style:display-name="dvp_code_shell_13.2" style:family="table-row">
      <style:table-row-properties fo:background-color="#ffffcc" style:font="Courier New">
        <style:background-image/>
      </style:table-row-properties>
    </style:style>
    <style:style style:name="dvp_5f_code_5f_shell_5f_14" style:display-name="dvp_code_shell_14" style:family="table">
      <style:table-properties style:width="17.099cm" style:rel-width="90%" fo:margin-top="0.4cm" fo:margin-bottom="0.4cm" table:align="center" fo:background-color="#ffffcc">
        <style:background-image/>
      </style:table-properties>
    </style:style>
    <style:style style:name="dvp_5f_code_5f_shell_5f_14.A" style:display-name="dvp_code_shell_14.A" style:family="table-column">
      <style:table-column-properties style:column-width="2.85cm" style:rel-column-width="23*"/>
    </style:style>
    <style:style style:name="dvp_5f_code_5f_shell_5f_14.1" style:display-name="dvp_code_shell_14.1" style:family="table-row">
      <style:table-row-properties fo:background-color="#e6e6ff" style:weight="bold">
        <style:background-image/>
      </style:table-row-properties>
    </style:style>
    <style:style style:name="dvp_5f_code_5f_shell_5f_14.A1" style:display-name="dvp_code_shell_14.A1" style:family="table-cell">
      <style:table-cell-properties fo:padding="0cm" fo:border="0.55pt solid #000000"/>
    </style:style>
    <style:style style:name="dvp_5f_code_5f_shell_5f_14.2" style:display-name="dvp_code_shell_14.2" style:family="table-row">
      <style:table-row-properties fo:background-color="#ffffcc" style:font="Courier New">
        <style:background-image/>
      </style:table-row-properties>
    </style:style>
    <style:style style:name="dvp_5f_code_5f_shell_5f_15" style:display-name="dvp_code_shell_15" style:family="table">
      <style:table-properties style:width="17.099cm" style:rel-width="90%" fo:margin-top="0.4cm" fo:margin-bottom="0.4cm" table:align="center" fo:background-color="#ffffcc">
        <style:background-image/>
      </style:table-properties>
    </style:style>
    <style:style style:name="dvp_5f_code_5f_shell_5f_15.A" style:display-name="dvp_code_shell_15.A" style:family="table-column">
      <style:table-column-properties style:column-width="2.85cm" style:rel-column-width="23*"/>
    </style:style>
    <style:style style:name="dvp_5f_code_5f_shell_5f_15.1" style:display-name="dvp_code_shell_15.1" style:family="table-row">
      <style:table-row-properties fo:background-color="#e6e6ff" style:weight="bold">
        <style:background-image/>
      </style:table-row-properties>
    </style:style>
    <style:style style:name="dvp_5f_code_5f_shell_5f_15.A1" style:display-name="dvp_code_shell_15.A1" style:family="table-cell">
      <style:table-cell-properties fo:padding="0cm" fo:border="0.55pt solid #000000"/>
    </style:style>
    <style:style style:name="dvp_5f_code_5f_shell_5f_15.2" style:display-name="dvp_code_shell_15.2" style:family="table-row">
      <style:table-row-properties fo:background-color="#ffffcc" style:font="Courier New">
        <style:background-image/>
      </style:table-row-properties>
    </style:style>
    <style:style style:name="dvp_5f_code_5f_shell_5f_16" style:display-name="dvp_code_shell_16" style:family="table">
      <style:table-properties style:width="17.099cm" style:rel-width="90%" fo:margin-top="0.4cm" fo:margin-bottom="0.4cm" table:align="center" fo:background-color="#ffffcc">
        <style:background-image/>
      </style:table-properties>
    </style:style>
    <style:style style:name="dvp_5f_code_5f_shell_5f_16.A" style:display-name="dvp_code_shell_16.A" style:family="table-column">
      <style:table-column-properties style:column-width="2.85cm" style:rel-column-width="23*"/>
    </style:style>
    <style:style style:name="dvp_5f_code_5f_shell_5f_16.1" style:display-name="dvp_code_shell_16.1" style:family="table-row">
      <style:table-row-properties fo:background-color="#e6e6ff" style:weight="bold">
        <style:background-image/>
      </style:table-row-properties>
    </style:style>
    <style:style style:name="dvp_5f_code_5f_shell_5f_16.A1" style:display-name="dvp_code_shell_16.A1" style:family="table-cell">
      <style:table-cell-properties fo:padding="0cm" fo:border="0.55pt solid #000000"/>
    </style:style>
    <style:style style:name="dvp_5f_code_5f_shell_5f_16.2" style:display-name="dvp_code_shell_16.2" style:family="table-row">
      <style:table-row-properties fo:background-color="#ffffcc" style:font="Courier New">
        <style:background-image/>
      </style:table-row-properties>
    </style:style>
    <style:style style:name="P1" style:family="paragraph" style:parent-style-name="Header">
      <style:paragraph-properties fo:text-align="center" style:justify-single-word="false"/>
    </style:style>
    <style:style style:name="P2" style:family="paragraph" style:parent-style-name="Footer">
      <style:paragraph-properties fo:margin-top="0cm" fo:margin-bottom="0cm" style:contextual-spacing="false"/>
      <style:text-properties fo:font-size="8pt" style:font-size-asian="8pt" style:font-size-complex="8pt"/>
    </style:style>
    <style:style style:name="P3" style:family="paragraph" style:parent-style-name="Footer">
      <style:paragraph-properties fo:margin-top="0cm" fo:margin-bottom="0cm" style:contextual-spacing="false" fo:text-align="center" style:justify-single-word="false"/>
      <style:text-properties fo:font-size="8pt" style:font-size-asian="8pt" style:font-size-complex="8pt"/>
    </style:style>
    <style:style style:name="P4" style:family="paragraph" style:parent-style-name="Standard">
      <style:paragraph-properties fo:margin-top="0cm" fo:margin-bottom="0cm" style:contextual-spacing="false"/>
    </style:style>
    <style:style style:name="P5" style:family="paragraph" style:parent-style-name="Standard">
      <style:text-properties officeooo:paragraph-rsid="001631d3"/>
    </style:style>
    <style:style style:name="P6" style:family="paragraph" style:parent-style-name="Standard">
      <style:text-properties officeooo:paragraph-rsid="001902fd"/>
    </style:style>
    <style:style style:name="P7" style:family="paragraph" style:parent-style-name="Standard">
      <style:text-properties fo:font-variant="normal" fo:text-transform="none" fo:color="#000000" style:font-name="Verdana2" fo:font-size="10pt" fo:letter-spacing="normal" fo:font-style="normal" fo:font-weight="normal" style:font-size-asian="10pt" style:font-style-asian="normal" style:font-size-complex="10pt" style:font-style-complex="normal"/>
    </style:style>
    <style:style style:name="P8" style:family="paragraph" style:parent-style-name="Standard">
      <style:paragraph-properties fo:text-align="justify" style:justify-single-word="false"/>
      <style:text-properties officeooo:paragraph-rsid="00238500"/>
    </style:style>
    <style:style style:name="P9" style:family="paragraph" style:parent-style-name="Standard">
      <style:paragraph-properties fo:margin-top="0cm" fo:margin-bottom="0.199cm" style:contextual-spacing="false" fo:text-align="center" style:justify-single-word="false" fo:background-color="transparent">
        <style:background-image/>
      </style:paragraph-properties>
    </style:style>
    <style:style style:name="P10" style:family="paragraph" style:parent-style-name="Standard" style:list-style-name="List_20_1"/>
    <style:style style:name="P11" style:family="paragraph" style:parent-style-name="Standard" style:list-style-name="L1"/>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 style:family="paragraph">
      <style:paragraph-properties style:text-autospace="none"/>
    </style:style>
    <style:style style:name="T1" style:family="text">
      <style:text-properties officeooo:rsid="00144765"/>
    </style:style>
    <style:style style:name="T2" style:family="text">
      <style:text-properties officeooo:rsid="001631d3"/>
    </style:style>
    <style:style style:name="T3" style:family="text">
      <style:text-properties officeooo:rsid="001902fd"/>
    </style:style>
    <style:style style:name="T4" style:family="text">
      <style:text-properties officeooo:rsid="001a0e8b"/>
    </style:style>
    <style:style style:name="T5" style:family="text">
      <style:text-properties fo:font-variant="normal" fo:text-transform="none" fo:color="#000000" style:font-name="Verdana2" fo:font-size="10pt" fo:letter-spacing="normal" fo:font-style="normal" fo:font-weight="normal" officeooo:rsid="001bb092" style:font-size-asian="10pt" style:font-size-complex="10pt"/>
    </style:style>
    <style:style style:name="T6" style:family="text">
      <style:text-properties style:font-name="Verdana2" fo:font-size="10pt" style:font-size-asian="10pt" style:font-size-complex="10pt"/>
    </style:style>
    <style:style style:name="T7" style:family="text">
      <style:text-properties style:font-name="Verdana2" fo:font-size="10pt" officeooo:rsid="001bb092" style:font-size-asian="10pt" style:font-size-complex="10pt"/>
    </style:style>
    <style:style style:name="T8" style:family="text">
      <style:text-properties style:use-window-font-color="true" style:text-outline="false" style:text-line-through-styl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Segoe UI" fo:font-size="10pt" fo:letter-spacing="normal" fo:language="fr" fo:country="FR" fo:font-style="normal" fo:text-shadow="none" style:text-underline-style="none" fo:font-weight="bold" style:text-underline-mode="continuous" style:text-overline-mode="continuous" style:text-line-through-mode="continuous" style:letter-kerning="true" style:font-name-asian="Arial Unicode MS"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cu_miseajour"/>
        <text:user-field-decl office:value-type="string" office:string-value="2013-08-28" text:name="cu_date"/>
        <text:user-field-decl office:value-type="string" office:string-value="olivier.pitton" text:name="cu_licauteur"/>
        <text:user-field-decl office:value-type="string" office:string-value="Pitton Olivier" text:name="cu_fullname1"/>
        <text:user-field-decl office:value-type="string" office:string-value="Pitton Olivier" text:name="cu_alias1"/>
        <text:user-field-decl office:value-type="string" office:string-value="http://www.developpez.net/forums/u519100/olivierpitton/" text:name="cu_url1"/>
        <text:user-field-decl office:value-type="string" office:string-value="Site personnel" text:name="cu_homepagetitle1"/>
        <text:user-field-decl office:value-type="string" office:string-value="http://olivier-pitton.developpez.com" text:name="cu_homepageurl1"/>
        <text:user-field-decl office:value-type="string" office:string-value="" text:name="cu_blog1"/>
        <text:user-field-decl office:value-type="string" office:string-value="0" text:name="cu_sautDePageAvantSection"/>
        <text:user-field-decl office:value-type="string" office:string-value="FinDocument" text:name="cu_notesBasPage"/>
        <text:user-field-decl office:value-type="string" office:string-value="4" text:name="cu_rubrique"/>
        <text:user-field-decl office:value-type="string" office:string-value="2" text:name="cu_lictype"/>
        <text:user-field-decl office:value-type="string" office:string-value="/home/pitton/Documents/kit/" text:name="cu_kitodt_racine"/>
        <text:user-field-decl office:value-type="string" office:string-value="file:///home/pitton/Documents/kit/kitodt/perl/buildxml_from_oooxml.pl" text:name="cu_kitodt_programme"/>
        <text:user-field-decl office:value-type="string" office:string-value="installation-compilation-openjdk8" text:name="cu_kitodt_nomarticle"/>
        <text:user-field-decl office:value-type="string" office:string-value="0" text:name="cu_kitodt_indent"/>
        <text:user-field-decl office:value-type="string" office:string-value="file:///home/pitton/Documents/kit/documents/installation-compilation-openjdk8" text:name="cu_repertoire_article"/>
        <text:user-field-decl office:value-type="string" office:string-value="12.4" text:name="cu_version_kitodt"/>
        <text:user-field-decl office:value-type="string" office:string-value="11" text:name="cu_version_kitooodvp"/>
        <text:user-field-decl office:value-type="string" office:string-value="Présentation de la façon dont on installe et compile OpenJDK 8 depuis les sources." text:name="cu_description"/>
        <text:user-field-decl office:value-type="string" office:string-value="java, OpenJDK, installation, compilation" text:name="cu_keywords"/>
        <text:user-field-decl office:value-type="string" office:string-value="Tutoriel sur l'installation et la compilation d'OpenJDK 8 sous Ubuntu" text:name="cu_page"/>
        <text:user-field-decl office:value-type="string" office:string-value="Tutoriel sur l'installation et la compilation d'OpenJDK 8 sous Ubuntu &#10;" text:name="cu_article"/>
        <text:user-field-decl office:value-type="string" office:string-value="" text:name="cu_extratag"/>
        <text:user-field-decl office:value-type="string" office:string-value="" text:name="cu_google-analytics"/>
        <text:user-field-decl office:value-type="string" office:string-value="2013" text:name="cu_licannee"/>
        <text:user-field-decl office:value-type="string" office:string-value="olivier-pitton-dev" text:name="cu_serveur"/>
        <text:user-field-decl office:value-type="string" office:string-value="tutoriels/java/installation-compilation-openjdk8-ubuntu" text:name="cu_chemin"/>
        <text:user-field-decl office:value-type="string" office:string-value="http://olivier-pitton.developpez.com/tutoriels/java/installation-compilation-openjdk8-ubuntu/" text:name="cu_urlhttp"/>
        <text:user-field-decl office:value-type="string" office:string-value="1" text:name="cu_nobookmarks"/>
        <text:user-field-decl office:value-type="string" office:string-value="2" text:name="cu_niveau"/>
        <text:user-field-decl office:value-type="string" office:string-value="3 heures" text:name="cu_duree"/>
        <text:user-field-decl office:value-type="string" office:string-value="auteur" text:name="cu_role_auteur1"/>
        <text:user-field-decl office:value-type="string" office:string-value="" text:name="cu_kitodt_programmePerso"/>
        <text:user-field-decl office:value-type="string" office:string-value="" text:name="cu_section_nonumber"/>
        <text:user-field-decl office:value-type="string" office:string-value="" text:name="cu_kitodt_xmled_workspace"/>
        <text:user-field-decl office:value-type="string" office:string-value="2" text:name="cu_kitodt_comment"/>
        <text:user-field-decl office:value-type="string" office:string-value="2" text:name="cu_kitodt_nonumber"/>
        <text:user-field-decl office:value-type="string" office:string-value="0" text:name="cu_kitodt_kitunix_upload"/>
        <text:user-field-decl office:value-type="string" office:string-value="0" text:name="cu_kitodt_kitunix"/>
        <text:user-field-decl office:value-type="string" office:string-value="file:///C:/MesDocuments/ForumOrthographique/" text:name="RepertoireOuverture"/>
        <text:user-field-decl office:value-type="string" office:string-value="C:\MesDocuments\ForumOrthographique\auteurs-kitooodvp.ods" text:name="cu_fichier_auteurs"/>
        <text:user-field-decl office:value-type="string" office:string-value="claudeleloup" text:name="cu_alias2"/>
        <text:user-field-decl office:value-type="string" office:string-value="Claude Leloup" text:name="cu_fullname2"/>
        <text:user-field-decl office:value-type="string" office:string-value="http://www.developpez.net/forums/u124512/claudeleloup/" text:name="cu_url2"/>
        <text:user-field-decl office:value-type="string" office:string-value="http://claudeleloup.developpez.com/" text:name="cu_homepageurl2"/>
        <text:user-field-decl office:value-type="string" office:string-value="Site personnel" text:name="cu_homepagetitle2"/>
        <text:user-field-decl office:value-type="string" office:string-value="" text:name="cu_blog2"/>
        <text:user-field-decl office:value-type="string" office:string-value="" text:name="cu_badge2"/>
        <text:user-field-decl office:value-type="string" office:string-value="" text:name="cu_google-plus2"/>
        <text:user-field-decl office:value-type="string" office:string-value="correcteur" text:name="cu_role_auteur2"/>
        <text:user-field-decl office:value-type="string" office:string-value="Perso" text:name="cu_liens2_lien1_type"/>
        <text:user-field-decl office:value-type="string" office:string-value="" text:name="cu_liens2_lien1_icone"/>
        <text:user-field-decl office:value-type="string" office:string-value="" text:name="cu_liens2_lien1_title"/>
        <text:user-field-decl office:value-type="string" office:string-value="" text:name="cu_liens2_lien1_url"/>
        <text:user-field-decl office:value-type="string" office:string-value="mickael-baron" text:name="cu_alias3"/>
        <text:user-field-decl office:value-type="string" office:string-value="Baron Mickael" text:name="cu_fullname3"/>
        <text:user-field-decl office:value-type="string" office:string-value="http://www.developpez.net/forums/u69211/mickael-baron/" text:name="cu_url3"/>
        <text:user-field-decl office:value-type="string" office:string-value="" text:name="cu_homepageurl3"/>
        <text:user-field-decl office:value-type="string" office:string-value="" text:name="cu_homepagetitle3"/>
        <text:user-field-decl office:value-type="string" office:string-value="" text:name="cu_blog3"/>
        <text:user-field-decl office:value-type="string" office:string-value="" text:name="cu_badge3"/>
        <text:user-field-decl office:value-type="string" office:string-value="" text:name="cu_google-plus3"/>
        <text:user-field-decl office:value-type="string" office:string-value="correcteur" text:name="cu_role_auteur3"/>
        <text:user-field-decl office:value-type="string" office:string-value="perso" text:name="cu_liens3_lien1_type"/>
        <text:user-field-decl office:value-type="string" office:string-value="" text:name="cu_liens3_lien1_icone"/>
        <text:user-field-decl office:value-type="string" office:string-value="" text:name="cu_liens3_lien1_title"/>
        <text:user-field-decl office:value-type="string" office:string-value="" text:name="cu_liens3_lien1_url"/>
        <text:user-field-decl office:value-type="string" office:string-value="mlny84" text:name="cu_alias4"/>
        <text:user-field-decl office:value-type="string" office:string-value="mlny84" text:name="cu_fullname4"/>
        <text:user-field-decl office:value-type="string" office:string-value="http://www.developpez.net/forums/u189827/mlny84/" text:name="cu_url4"/>
        <text:user-field-decl office:value-type="string" office:string-value="" text:name="cu_homepageurl4"/>
        <text:user-field-decl office:value-type="string" office:string-value="" text:name="cu_homepagetitle4"/>
        <text:user-field-decl office:value-type="string" office:string-value="" text:name="cu_blog4"/>
        <text:user-field-decl office:value-type="string" office:string-value="" text:name="cu_badge4"/>
        <text:user-field-decl office:value-type="string" office:string-value="" text:name="cu_google-plus4"/>
        <text:user-field-decl office:value-type="string" office:string-value="correcteur" text:name="cu_role_auteur4"/>
        <text:user-field-decl office:value-type="string" office:string-value="perso" text:name="cu_liens4_lien1_type"/>
        <text:user-field-decl office:value-type="string" office:string-value="" text:name="cu_liens4_lien1_icone"/>
        <text:user-field-decl office:value-type="string" office:string-value="" text:name="cu_liens4_lien1_title"/>
        <text:user-field-decl office:value-type="string" office:string-value="" text:name="cu_liens4_lien1_url"/>
      </text:user-field-decls>
      <text:section text:style-name="Sect1" text:name="dvp_sec_titre">
        <text:p text:style-name="modele_20_kitodt"><text:span text:style-name="titre_5f_page">Tutoriel sur l'installation et la compilation d'OpenJDK 8 sous Ubuntu</text:span> </text:p>
      </text:section>
      <text:section text:style-name="Sect1" text:name="dvp_sec_sous_titre">
        <text:p text:style-name="Standard"/>
      </text:section>
      <text:section text:style-name="Sect1" text:name="dvp_sec_auteur">
        <text:p text:style-name="P9">Date de publication : <text:user-field-get text:name="cu_date">2013-08-28</text:user-field-get>, date de mise à jour : <text:user-field-get text:name="cu_miseajour"/></text:p>
        <text:p text:style-name="P9">Auteur principal : <text:user-field-get text:name="cu_fullname1">Pitton Olivier</text:user-field-get></text:p>
      </text:section>
      <text:section text:style-name="Sect1" text:name="dvp_sec_synopsis">
        <table:table table:name="dvp_tab_synopsis" table:style-name="dvp_5f_tab_5f_synopsis">
          <table:table-column table:style-name="dvp_5f_tab_5f_synopsis.A"/>
          <table:table-row>
            <table:table-cell table:style-name="dvp_5f_tab_5f_synopsis.A1" office:value-type="string">
              <text:p text:style-name="Standard">Dans cet article, nous verrons pas à pas comment installer et compiler intégralement OpenJDK 8. Cet article fait partie d'une série dédiée à OpenJDK 8.</text:p>
            </table:table-cell>
          </table:table-row>
        </table:table>
        <text:p text:style-name="P4"/>
      </text:section>
      <text:p text:style-name="Standard"/>
      <text:h text:style-name="Heading_20_1" text:outline-level="1">Introduction</text:h>
      <text:p text:style-name="Standard">OpenJDK est l'implémentation libre de Java SE. Il existe plusieurs implémentations du standard Java SE, mais celles-ci sont souvent propriétaires (détenues par des entreprises comme Oracle, IBM…), ce qui signifie qu'une partie, ou la totalité, de son code source n'est pas accessible et modifiable. C'est pour cela que dans cet article, nous nous sommes focalisés sur OpenJDK, et non sur une distribution comme celle de Sun, propriétaire et détenue par Oracle.</text:p>
      <text:p text:style-name="Standard">OpenJDK comprend un grand nombre de projets dans le<text:span text:style-name="T1">s</text:span>quel<text:span text:style-name="T1">s</text:span> les contributeurs sont les bienvenus. Néanmoins, démarrer dans un logiciel aussi important peut être un véritable calvaire, qu'il s'agisse du code, de l'installation ou de la compilation des projets constituant OpenJDK. </text:p>
      <text:p text:style-name="Standard"><text:line-break/>Dans cet article, nous verrons pas à pas comment installer et compiler intégralement OpenJDK 8. Cet article fait partie d'une série dédiée à OpenJDK 8.</text:p>
      <text:h text:style-name="Heading_20_1" text:outline-level="1">Installation des sources et dépendances</text:h>
      <text:h text:style-name="Heading_20_2" text:outline-level="2">Installation des paquets .deb</text:h>
      <text:p text:style-name="Standard">OpenJDK requiert un grand nombre de dépendances système et donc d'avoir l'accès root sur votre machine. Avant de passer à la récupération des sources, nous allons en premier lieu installer les fichiers <text:span text:style-name="T1">D</text:span>ebian. Pour cela, exécute<text:span text:style-name="T2">z</text:span> <office:annotation><dc:creator>Claude Leloup </dc:creator><dc:date>2013-08-30T18:26:49</dc:date><text:p text:style-name="P12"><text:span text:style-name="T8">Je te propose l'impératif puisque plus loin tu t'adresses au lecteur. </text:span></text:p></office:annotation>les commandes suivantes :</text:p>
      <table:table table:name="dvp_code_shell_1" table:style-name="dvp_5f_code_5f_shell_5f_1">
        <table:table-column table:style-name="dvp_5f_code_5f_shell_5f_1.A" table:number-columns-repeated="6"/>
        <table:table-row table:style-name="dvp_5f_code_5f_shell_5f_1.1">
          <table:table-cell table:style-name="dvp_5f_code_5f_shell_5f_1.A1" office:value-type="string">
            <text:p text:style-name="Standard">Installation des paquets <text:span text:style-name="T1">D</text:span>ebian</text:p>
          </table:table-cell>
          <table:table-cell table:style-name="dvp_5f_code_5f_shell_5f_1.A1" office:value-type="string">
            <text:p text:style-name="Standard">shell</text:p>
          </table:table-cell>
          <table:table-cell table:style-name="dvp_5f_code_5f_shell_5f_1.A1" office:value-type="string">
            <text:p text:style-name="Standard"/>
          </table:table-cell>
          <table:table-cell table:style-name="dvp_5f_code_5f_shell_5f_1.A1" office:value-type="string">
            <text:p text:style-name="Standard">1</text:p>
          </table:table-cell>
          <table:table-cell table:style-name="dvp_5f_code_5f_shell_5f_1.A1" office:value-type="string">
            <text:p text:style-name="Standard">1</text:p>
          </table:table-cell>
          <table:table-cell table:style-name="dvp_5f_code_5f_shell_5f_1.A1" office:value-type="string">
            <text:p text:style-name="Standard"/>
          </table:table-cell>
        </table:table-row>
        <table:table-row table:style-name="dvp_5f_code_5f_shell_5f_1.2">
          <table:table-cell table:style-name="dvp_5f_code_5f_shell_5f_1.A1" table:number-columns-spanned="6" office:value-type="string">
            <text:p text:style-name="dvp_5f_code">sudo apt-get install -y gcc g++ build-essential ccache openjdk-7-jdk zip tar <text:soft-page-break/>unzip mercurial<text:line-break/>sudo apt-get install -y libxrender-dev libxtst-dev libX11-dev libxext-dev libxrender1</text:p>
          </table:table-cell>
          <table:covered-table-cell/>
          <table:covered-table-cell/>
          <table:covered-table-cell/>
          <table:covered-table-cell/>
          <table:covered-table-cell/>
        </table:table-row>
      </table:table>
      <text:p text:style-name="Standard">Voici la description des paquets que vous<office:annotation><dc:creator>Claude Leloup </dc:creator><dc:date>2013-08-30T18:28:06</dc:date><text:p text:style-name="P12"><text:span text:style-name="T8">Tu t'adresses au lecteur.</text:span></text:p></office:annotation> avez installé<text:span text:style-name="T1">s</text:span> :<office:annotation><dc:creator>Claude Leloup </dc:creator><dc:date>2013-08-30T17:13:58</dc:date><text:p text:style-name="P13"><text:span text:style-name="T8">Dans une liste ouverte par un deux-points, si les items sont introduits par un entête qui ne comporte pas de point (rien ; <text:s/>1° ; - i…), chaque item commence par une minuscule (sauf nom propre) et se termine par un point-virgule sauf le dernier qui se termine par un signe de ponctuation final (généralement un point). </text:span></text:p><text:p text:style-name="P13"><text:span text:style-name="T8"/></text:p><text:p text:style-name="P13"><text:span text:style-name="T8">Dans la FAQ : http://relecture-orthographique.developpez.com/faq/?page=erreurs-frequentes#liste</text:span></text:p></office:annotation></text:p>
      <text:list xml:id="list5623214301625474178" text:style-name="List_20_1">
        <text:list-item>
          <text:p text:style-name="P10"><text:span text:style-name="Gras">gcc et g++ :</text:span> <text:span text:style-name="T1">c</text:span>ompilateurs C et C++. Ils sont requis pour la compilation de tous les fichiers en langage C et C++, comme la machine virtuelle (VM) HotSpot ;</text:p>
        </text:list-item>
        <text:list-item>
          <text:p text:style-name="P10"><text:span text:style-name="Gras">build-essential :</text:span> paquet contenant la référence vers tous les paquets requis pour compiler un package <text:span text:style-name="T1">D</text:span>ebian ;</text:p>
        </text:list-item>
        <text:list-item>
          <text:p text:style-name="P10"><text:span text:style-name="Gras">libX11-dev, libxext-dev, libxrender-dev, libxtst-dev et libxrender1 :</text:span> bibliothèques graphiques pour le système X Window ;</text:p>
        </text:list-item>
        <text:list-item>
          <text:p text:style-name="P10"><text:span text:style-name="Gras">zip, tar, unzip :</text:span> afin de compresser certaines ressources durant la compilation, comme les sources du JDK ;</text:p>
        </text:list-item>
        <text:list-item>
          <text:p text:style-name="P10"><text:span text:style-name="Gras">ccache :</text:span> agit comme un cache préprocesseur pour les compilateurs C / C++. Il permet de réduire de manière drastique la durée de compilation ;</text:p>
        </text:list-item>
        <text:list-item>
          <text:p text:style-name="P10"><text:span text:style-name="Gras">Mercurial </text:span>: Mercurial est un gestionnaire de version décentralisé. Il est utilisé par OpenJDK et nous permettra de récupérer les sources et les mises à jour des contributeurs ;</text:p>
        </text:list-item>
        <text:list-item>
          <text:p text:style-name="P10"><text:span text:style-name="Gras">openjdk-7-jdk :</text:span> afin de compiler toutes les classes Java, nous avons besoin d'un compilateur. Si vous l'avez déjà installé, sachez<office:annotation><dc:creator>Claude Leloup </dc:creator><dc:date>2013-08-30T18:28:54</dc:date><text:p text:style-name="P12"><text:span text:style-name="T8">idem</text:span></text:p></office:annotation> qu'il vous faut au moins un JDK de version 7 ou supérieure. Si vous possédez uniquement un JDK 6, les scripts que nous utiliserons plus loin détecteron<text:span text:style-name="T1">t</text:span> automatiquement le bon JDK à installer, vous n'avez donc aucune mise à jour à faire. </text:p>
        </text:list-item>
      </text:list>
      <text:p text:style-name="Standard">Si vous désirez mettre à jour les liens par défaut vers le paquet openjdk-7-jdk, il vous suffit d'exécuter les commandes suivantes :</text:p>
      <text:p text:style-name="Standard"><text:span text:style-name="T1">a</text:span>ffiche la liste des paquets Java installés</text:p>
      <table:table table:name="dvp_code_shell_2" table:style-name="dvp_5f_code_5f_shell_5f_2">
        <table:table-column table:style-name="dvp_5f_code_5f_shell_5f_2.A" table:number-columns-repeated="6"/>
        <table:table-row table:style-name="dvp_5f_code_5f_shell_5f_2.1">
          <table:table-cell table:style-name="dvp_5f_code_5f_shell_5f_2.A1" office:value-type="string">
            <text:p text:style-name="Standard">Affiche la liste des paquets Java installés</text:p>
          </table:table-cell>
          <table:table-cell table:style-name="dvp_5f_code_5f_shell_5f_2.A1" office:value-type="string">
            <text:p text:style-name="Standard">shell</text:p>
          </table:table-cell>
          <table:table-cell table:style-name="dvp_5f_code_5f_shell_5f_2.A1" office:value-type="string">
            <text:p text:style-name="Standard"/>
          </table:table-cell>
          <table:table-cell table:style-name="dvp_5f_code_5f_shell_5f_2.A1" office:value-type="string">
            <text:p text:style-name="Standard">1</text:p>
          </table:table-cell>
          <table:table-cell table:style-name="dvp_5f_code_5f_shell_5f_2.A1" office:value-type="string">
            <text:p text:style-name="Standard">1</text:p>
          </table:table-cell>
          <table:table-cell table:style-name="dvp_5f_code_5f_shell_5f_2.A1" office:value-type="string">
            <text:p text:style-name="Standard"/>
          </table:table-cell>
        </table:table-row>
        <table:table-row table:style-name="dvp_5f_code_5f_shell_5f_2.2">
          <table:table-cell table:style-name="dvp_5f_code_5f_shell_5f_2.A1" table:number-columns-spanned="6" office:value-type="string">
            <text:p text:style-name="dvp_5f_code">sudo update-java-alternatives -l</text:p>
          </table:table-cell>
          <table:covered-table-cell/>
          <table:covered-table-cell/>
          <table:covered-table-cell/>
          <table:covered-table-cell/>
          <table:covered-table-cell/>
        </table:table-row>
      </table:table>
      <text:p text:style-name="Standard"><text:span text:style-name="T1">m</text:span>odifie les liens vers le paquet spécifié, en l'occurrence openjdk 7. Le nom peut varier selon l'architecture de votre ordinateur.</text:p>
      <table:table table:name="dvp_code_shell_3" table:style-name="dvp_5f_code_5f_shell_5f_3">
        <table:table-column table:style-name="dvp_5f_code_5f_shell_5f_3.A" table:number-columns-repeated="6"/>
        <table:table-row table:style-name="dvp_5f_code_5f_shell_5f_3.1">
          <table:table-cell table:style-name="dvp_5f_code_5f_shell_5f_3.A1" office:value-type="string">
            <text:p text:style-name="Standard">Modifie les liens vers le paquet spécifié</text:p>
          </table:table-cell>
          <table:table-cell table:style-name="dvp_5f_code_5f_shell_5f_3.A1" office:value-type="string">
            <text:p text:style-name="Standard">shell</text:p>
          </table:table-cell>
          <table:table-cell table:style-name="dvp_5f_code_5f_shell_5f_3.A1" office:value-type="string">
            <text:p text:style-name="Standard"/>
          </table:table-cell>
          <table:table-cell table:style-name="dvp_5f_code_5f_shell_5f_3.A1" office:value-type="string">
            <text:p text:style-name="Standard">1</text:p>
          </table:table-cell>
          <table:table-cell table:style-name="dvp_5f_code_5f_shell_5f_3.A1" office:value-type="string">
            <text:p text:style-name="Standard">1</text:p>
          </table:table-cell>
          <table:table-cell table:style-name="dvp_5f_code_5f_shell_5f_3.A1" office:value-type="string">
            <text:p text:style-name="Standard"/>
          </table:table-cell>
        </table:table-row>
        <table:table-row table:style-name="dvp_5f_code_5f_shell_5f_3.2">
          <table:table-cell table:style-name="dvp_5f_code_5f_shell_5f_3.A1" table:number-columns-spanned="6" office:value-type="string">
            <text:p text:style-name="dvp_5f_code">sudo update-java-alternatives -s java-1.7.0-openjdk-amd64</text:p>
          </table:table-cell>
          <table:covered-table-cell/>
          <table:covered-table-cell/>
          <table:covered-table-cell/>
          <table:covered-table-cell/>
          <table:covered-table-cell/>
        </table:table-row>
      </table:table>
      <text:h text:style-name="Heading_20_2" text:outline-level="2"><text:soft-page-break/>Récupération des sources</text:h>
      <text:p text:style-name="Standard">Les sources d'OpenJDK sont situées sur un dépôt Mercurial à l'adresse : <text:a xlink:type="simple" xlink:href="http://hg.openjdk.java.net/jdk8/jdk8"><text:span text:style-name="Souligne"><text:span text:style-name="_23_1155cc">http://hg.openjdk.java.net/jdk8/jdk8</text:span></text:span></text:a>.</text:p>
      <text:p text:style-name="Standard">Il y a deux étapes pour la récupération des sources, tout d'abord récupérer les scripts de mise à jour, puis les sources grâce à ces scripts.</text:p>
      <text:p text:style-name="Standard">Afin de réaliser une installation propre, la création de répertoire<text:span text:style-name="T4">s</text:span>, modification de droits de fichier… seront aussi explicités. Nous considérons que toute l'installation se fera dans le répertoire <text:span text:style-name="Italique">Interne</text:span> situé dans le répertoire <text:span text:style-name="Italique">home</text:span> de l'utilisateur courant. OpenJDK 8 sera placé dans <text:span text:style-name="Italique">~/Interne/jdk8</text:span> et les bibliothèques dans <text:span text:style-name="Italique">~/Interne/lib</text:span>.</text:p>
      <text:p text:style-name="Standard">Passons maintenant à la récupération des scripts de configuration et à la création des répertoires.</text:p>
      <table:table table:name="dvp_code_shell_4" table:style-name="dvp_5f_code_5f_shell_5f_4">
        <table:table-column table:style-name="dvp_5f_code_5f_shell_5f_4.A" table:number-columns-repeated="6"/>
        <table:table-row table:style-name="dvp_5f_code_5f_shell_5f_4.1">
          <table:table-cell table:style-name="dvp_5f_code_5f_shell_5f_4.A1" office:value-type="string">
            <text:p text:style-name="Standard">Récupération des scripts et création des répertoires</text:p>
          </table:table-cell>
          <table:table-cell table:style-name="dvp_5f_code_5f_shell_5f_4.A1" office:value-type="string">
            <text:p text:style-name="Standard">shell</text:p>
          </table:table-cell>
          <table:table-cell table:style-name="dvp_5f_code_5f_shell_5f_4.A1" office:value-type="string">
            <text:p text:style-name="Standard"/>
          </table:table-cell>
          <table:table-cell table:style-name="dvp_5f_code_5f_shell_5f_4.A1" office:value-type="string">
            <text:p text:style-name="Standard">1</text:p>
          </table:table-cell>
          <table:table-cell table:style-name="dvp_5f_code_5f_shell_5f_4.A1" office:value-type="string">
            <text:p text:style-name="Standard">1</text:p>
          </table:table-cell>
          <table:table-cell table:style-name="dvp_5f_code_5f_shell_5f_4.A1" office:value-type="string">
            <text:p text:style-name="Standard"/>
          </table:table-cell>
        </table:table-row>
        <table:table-row table:style-name="dvp_5f_code_5f_shell_5f_4.2">
          <table:table-cell table:style-name="dvp_5f_code_5f_shell_5f_4.A1" table:number-columns-spanned="6" office:value-type="string">
            <text:p text:style-name="dvp_5f_code">cd ~<text:line-break/>mkdir Interne<text:line-break/>cd Interne<text:line-break/>mkdir -p lib/build<text:line-break/>hg clone http://hg.openjdk.java.net/jdk8/jdk8<text:line-break/>cd jdk8</text:p>
          </table:table-cell>
          <table:covered-table-cell/>
          <table:covered-table-cell/>
          <table:covered-table-cell/>
          <table:covered-table-cell/>
          <table:covered-table-cell/>
        </table:table-row>
      </table:table>
      <table:table table:name="dvp_info_1" table:style-name="dvp_5f_info_5f_1">
        <table:table-column table:style-name="dvp_5f_info_5f_1.A"/>
        <table:table-column table:style-name="dvp_5f_info_5f_1.B"/>
        <table:table-row>
          <table:table-cell table:style-name="dvp_5f_info_5f_1.A1" office:value-type="string">
            <text:p text:style-name="Standard"><draw:frame draw:style-name="fr2" draw:name="1" text:anchor-type="as-char" svg:width="0.847cm" svg:height="0.847cm" draw:z-index="11"><draw:image xlink:href="Pictures/100002010000002000000020A90AD953.png" xlink:type="simple" xlink:show="embed" xlink:actuate="onLoad"/><svg:title>kitinfo.png</svg:title></draw:frame> </text:p>
          </table:table-cell>
          <table:table-cell table:style-name="dvp_5f_info_5f_1.A1" office:value-type="string">
            <text:p text:style-name="Standard">La commande hg clone permet de créer une copie locale d'un dépôt distant, en copiant l'ensemble des fichiers et répertoires. Pour plus de détails, je vous invite à lire la <text:a xlink:type="simple" xlink:href="http://doc.ubuntu-fr.org/hg_mercurial">documentation Ubuntu</text:a> sur les commandes de base de Mercurial via un terminal.</text:p>
          </table:table-cell>
        </table:table-row>
      </table:table>
      <text:p text:style-name="Standard">Une fois cette étape effectuée, nous allons modifier les permissions des fichiers permettant de configurer l'installation et de récupérer les sources de tous les projets.</text:p>
      <text:p text:style-name="Standard">Ces fichiers n'ont pas les droits d'exécution, nous allons donc leur donner.</text:p>
      <table:table table:name="dvp_code_shell_5" table:style-name="dvp_5f_code_5f_shell_5f_5">
        <table:table-column table:style-name="dvp_5f_code_5f_shell_5f_5.A" table:number-columns-repeated="6"/>
        <table:table-row table:style-name="dvp_5f_code_5f_shell_5f_5.1">
          <table:table-cell table:style-name="dvp_5f_code_5f_shell_5f_5.A1" office:value-type="string">
            <text:p text:style-name="Standard">Modification des permissions des fichiers</text:p>
          </table:table-cell>
          <table:table-cell table:style-name="dvp_5f_code_5f_shell_5f_5.A1" office:value-type="string">
            <text:p text:style-name="Standard">shell</text:p>
          </table:table-cell>
          <table:table-cell table:style-name="dvp_5f_code_5f_shell_5f_5.A1" office:value-type="string">
            <text:p text:style-name="Standard"/>
          </table:table-cell>
          <table:table-cell table:style-name="dvp_5f_code_5f_shell_5f_5.A1" office:value-type="string">
            <text:p text:style-name="Standard">1</text:p>
          </table:table-cell>
          <table:table-cell table:style-name="dvp_5f_code_5f_shell_5f_5.A1" office:value-type="string">
            <text:p text:style-name="Standard">1</text:p>
          </table:table-cell>
          <table:table-cell table:style-name="dvp_5f_code_5f_shell_5f_5.A1" office:value-type="string">
            <text:p text:style-name="Standard"/>
          </table:table-cell>
        </table:table-row>
        <table:table-row table:style-name="dvp_5f_code_5f_shell_5f_5.2">
          <table:table-cell table:style-name="dvp_5f_code_5f_shell_5f_5.A1" table:number-columns-spanned="6" office:value-type="string">
            <text:p text:style-name="dvp_5f_code">chmod 700 get_source.sh configure</text:p>
          </table:table-cell>
          <table:covered-table-cell/>
          <table:covered-table-cell/>
          <table:covered-table-cell/>
          <table:covered-table-cell/>
          <table:covered-table-cell/>
        </table:table-row>
      </table:table>
      <text:p text:style-name="Standard">Enfin, l'étape finale, nous allons récupérer toutes les sources via Mercurial d'OpenJDK.</text:p>
      <table:table table:name="dvp_warning_2" table:style-name="dvp_5f_warning_5f_2">
        <table:table-column table:style-name="dvp_5f_warning_5f_2.A"/>
        <table:table-column table:style-name="dvp_5f_warning_5f_2.B"/>
        <text:soft-page-break/>
        <table:table-row>
          <table:table-cell table:style-name="dvp_5f_warning_5f_2.A1" office:value-type="string">
            <text:p text:style-name="Standard"><draw:frame draw:style-name="fr2" draw:name="2" text:anchor-type="as-char" svg:width="0.847cm" svg:height="0.847cm" draw:z-index="9"><draw:image xlink:href="Pictures/1000020100000020000000205C9807F8.png" xlink:type="simple" xlink:show="embed" xlink:actuate="onLoad"/><svg:title>kitwarning.png</svg:title></draw:frame> </text:p>
          </table:table-cell>
          <table:table-cell table:style-name="dvp_5f_warning_5f_2.A1" office:value-type="string">
            <text:p text:style-name="Standard">Cette étape peut prendre un certain temps. Je vous invite donc à effectuer les autres installations en parallèle.</text:p>
          </table:table-cell>
        </table:table-row>
      </table:table>
      <text:p text:style-name="Standard">De plus, si vous désirez recevoir les mises à jour des contributeurs, il vous suffit de relancer le script. Ou d'utiliser manuellement Mercurial. Exécute<text:span text:style-name="T2">z</text:span> le script de récupération des sources.</text:p>
      <table:table table:name="dvp_code_shell_6" table:style-name="dvp_5f_code_5f_shell_5f_6">
        <table:table-column table:style-name="dvp_5f_code_5f_shell_5f_6.A" table:number-columns-repeated="6"/>
        <table:table-row table:style-name="dvp_5f_code_5f_shell_5f_6.1">
          <table:table-cell table:style-name="dvp_5f_code_5f_shell_5f_6.A1" office:value-type="string">
            <text:p text:style-name="Standard">Récupération distante des sources des projets</text:p>
          </table:table-cell>
          <table:table-cell table:style-name="dvp_5f_code_5f_shell_5f_6.A1" office:value-type="string">
            <text:p text:style-name="Standard">shell</text:p>
          </table:table-cell>
          <table:table-cell table:style-name="dvp_5f_code_5f_shell_5f_6.A1" office:value-type="string">
            <text:p text:style-name="Standard"/>
          </table:table-cell>
          <table:table-cell table:style-name="dvp_5f_code_5f_shell_5f_6.A1" office:value-type="string">
            <text:p text:style-name="Standard">1</text:p>
          </table:table-cell>
          <table:table-cell table:style-name="dvp_5f_code_5f_shell_5f_6.A1" office:value-type="string">
            <text:p text:style-name="Standard">1</text:p>
          </table:table-cell>
          <table:table-cell table:style-name="dvp_5f_code_5f_shell_5f_6.A1" office:value-type="string">
            <text:p text:style-name="Standard"/>
          </table:table-cell>
        </table:table-row>
        <table:table-row table:style-name="dvp_5f_code_5f_shell_5f_6.2">
          <table:table-cell table:style-name="dvp_5f_code_5f_shell_5f_6.A1" table:number-columns-spanned="6" office:value-type="string">
            <text:p text:style-name="dvp_5f_code">./get_source.sh</text:p>
          </table:table-cell>
          <table:covered-table-cell/>
          <table:covered-table-cell/>
          <table:covered-table-cell/>
          <table:covered-table-cell/>
          <table:covered-table-cell/>
        </table:table-row>
      </table:table>
      <text:p text:style-name="Standard">Maintenant que les sources ont été récupérées, voyons ce qui a été mis à jour et ce que contiennent les répertoires. </text:p>
      <text:p text:style-name="Standard">Le projet OpenJDK est décomposé de la manière suivante :<text:line-break/></text:p>
      <text:list xml:id="list2123320418119464634" text:style-name="L1">
        <text:list-item>
          <text:p text:style-name="P11"><text:span text:style-name="Gras">. (racine) :</text:span> <text:span text:style-name="T2">c</text:span>ontient l'ensemble des projets ainsi que la configuration standard et le makefile pour compiler OpenJDK ;</text:p>
        </text:list-item>
        <text:list-item>
          <text:p text:style-name="P11"><text:span text:style-name="Gras">hotspot :</text:span> contient le code la machine virtuelle HotSpot, incluant les sources et les makefiles ;</text:p>
        </text:list-item>
        <text:list-item>
          <text:p text:style-name="P11"><text:span text:style-name="Gras">langtools :</text:span> <text:span text:style-name="T2">c</text:span>ontient le code source du compilateur javac et des outils pour les langues ;</text:p>
        </text:list-item>
        <text:list-item>
          <text:p text:style-name="P11"><text:span text:style-name="Gras">jdk :</text:span> <text:span text:style-name="T2">c</text:span>ontient le code source d'OpenJDK runtime, c'est-à-dire toutes les classes utilisées couramment, les makefiles, <text:span text:style-name="T2">etc.</text:span> <office:annotation><dc:creator>Claude Leloup </dc:creator><dc:date>2013-08-30T18:23:22</dc:date><text:p text:style-name="P13"><text:span text:style-name="T8">« </text:span><text:span text:style-name="T9">et cetera</text:span><text:span text:style-name="T8"> » s’abrège en <text:s/>« etc. » et non « etc… ». Et pas de point final supplémentaire s'il termine la phrase.</text:span></text:p></office:annotation>On y trouve notamment le code natif qui est ensuite lié à la machine virtuelle HotSpot ;</text:p>
        </text:list-item>
        <text:list-item>
          <text:p text:style-name="P11"><text:span text:style-name="Gras">jaxp :</text:span> contient le code source de JAXP, l'API pour traiter du XML ;</text:p>
        </text:list-item>
        <text:list-item>
          <text:p text:style-name="P11"><text:span text:style-name="Gras">jaxws :</text:span> <text:span text:style-name="T2">c</text:span>ontient le code source de JAXWS, l'API pour générer des web services ;</text:p>
        </text:list-item>
        <text:list-item>
          <text:p text:style-name="P11"><text:span text:style-name="Gras">corba :</text:span> <text:span text:style-name="T2">c</text:span>ontient le code source de l'implémentation CORBA d'OpenJDK ;</text:p>
        </text:list-item>
        <text:list-item>
          <text:p text:style-name="P11"><text:span text:style-name="Gras">nashorn :</text:span> contient le code source du nouveau moteur JavaScript remplaçant Rhino.</text:p>
        </text:list-item>
      </text:list>
      <text:p text:style-name="Standard"><text:line-break/>Dans ce tutoriel, nous ne nous intéresserons pas au code même, mais simplement à l'installation d'OpenJDK 8. Sachez que le code source de tous ces projets est très bien documenté, et que chaque fonction ou parcelle de code un peu complexe contient des explications.</text:p>
      <text:h text:style-name="Heading_20_2" text:outline-level="2"><text:soft-page-break/>Installation des bibliothèques externes</text:h>
      <text:h text:style-name="Heading_20_3" text:outline-level="3">CUPS</text:h>
      <text:p text:style-name="P5">CUPS est une bibliothèque standard et open source pour l'impression développée par Apple Inc. for OS® X et d'autres systèmes d'exploitation UNIX®. L'installation de cette bibliothèque, tout comme les deux suivantes, est triviale.</text:p>
      <text:p text:style-name="Standard">Pense<text:span text:style-name="T2">z</text:span> à remplacer <text:span text:style-name="Italique">version</text:span> par la version de CUPS / ALSA / Freetype que vous avez téléchargé<text:span text:style-name="T2">e</text:span><text:span text:style-name="T2"><office:annotation><dc:creator>Claude Leloup </dc:creator><dc:date>2013-08-30T18:31:50</dc:date><text:p text:style-name="P12"><text:span text:style-name="T8">version</text:span></text:p></office:annotation></text:span>.</text:p>
      <text:p text:style-name="Standard">Tout d'abord, récupére<text:span text:style-name="T2">z</text:span> les sources de la dernière version de CUPS sur le site <text:a xlink:type="simple" xlink:href="http://cups.org/software.php"><text:span text:style-name="Souligne"><text:span text:style-name="_23_1155cc">http://cups.org/software.php</text:span></text:span></text:a>.</text:p>
      <text:p text:style-name="Standard">Place<text:span text:style-name="T2">z</text:span> le fichier téléchargé dans le dossier <text:span text:style-name="Italique">~/Interne/lib</text:span>. Pour lancer l'installation, effectue<text:span text:style-name="T2">z</text:span> les commandes suivantes.</text:p>
      <table:table table:name="dvp_warning_3" table:style-name="dvp_5f_warning_5f_3">
        <table:table-column table:style-name="dvp_5f_warning_5f_3.A"/>
        <table:table-column table:style-name="dvp_5f_warning_5f_3.B"/>
        <table:table-row>
          <table:table-cell table:style-name="dvp_5f_warning_5f_3.A1" office:value-type="string">
            <text:p text:style-name="Standard"><draw:frame draw:style-name="fr2" draw:name="3" text:anchor-type="as-char" svg:width="0.847cm" svg:height="0.847cm" draw:z-index="6"><draw:image xlink:href="Pictures/1000020100000020000000205C9807F8.png" xlink:type="simple" xlink:show="embed" xlink:actuate="onLoad"/><svg:title>kitwarning.png</svg:title></draw:frame> </text:p>
          </table:table-cell>
          <table:table-cell table:style-name="dvp_5f_warning_5f_3.A1" office:value-type="string">
            <text:p text:style-name="Standard"><text:span text:style-name="Gras">Attention, CUPS requiert un accès root pour l'installation.</text:span> </text:p>
          </table:table-cell>
        </table:table-row>
      </table:table>
      <table:table table:name="dvp_code_shell_7" table:style-name="dvp_5f_code_5f_shell_5f_7">
        <table:table-column table:style-name="dvp_5f_code_5f_shell_5f_7.A" table:number-columns-repeated="6"/>
        <table:table-row table:style-name="dvp_5f_code_5f_shell_5f_7.1">
          <table:table-cell table:style-name="dvp_5f_code_5f_shell_5f_7.A1" office:value-type="string">
            <text:p text:style-name="Standard">Installation de CUPS</text:p>
          </table:table-cell>
          <table:table-cell table:style-name="dvp_5f_code_5f_shell_5f_7.A1" office:value-type="string">
            <text:p text:style-name="Standard">shell</text:p>
          </table:table-cell>
          <table:table-cell table:style-name="dvp_5f_code_5f_shell_5f_7.A1" office:value-type="string">
            <text:p text:style-name="Standard"/>
          </table:table-cell>
          <table:table-cell table:style-name="dvp_5f_code_5f_shell_5f_7.A1" office:value-type="string">
            <text:p text:style-name="Standard">0</text:p>
          </table:table-cell>
          <table:table-cell table:style-name="dvp_5f_code_5f_shell_5f_7.A1" office:value-type="string">
            <text:p text:style-name="Standard">1</text:p>
          </table:table-cell>
          <table:table-cell table:style-name="dvp_5f_code_5f_shell_5f_7.A1" office:value-type="string">
            <text:p text:style-name="Standard"/>
          </table:table-cell>
        </table:table-row>
        <table:table-row table:style-name="dvp_5f_code_5f_shell_5f_7.2">
          <table:table-cell table:style-name="dvp_5f_code_5f_shell_5f_7.A1" table:number-columns-spanned="6" office:value-type="string">
            <text:p text:style-name="dvp_5f_code">tar -xf cups-&lt;version&gt;.tar.bz2<text:line-break/>mv cups-&lt;version&gt; cups<text:line-break/>cd cups <text:line-break/>./configure –prefix=${HOME}/Interne/lib/build/cups <text:line-break/>make<text:line-break/>sudo make install</text:p>
          </table:table-cell>
          <table:covered-table-cell/>
          <table:covered-table-cell/>
          <table:covered-table-cell/>
          <table:covered-table-cell/>
          <table:covered-table-cell/>
        </table:table-row>
      </table:table>
      <text:h text:style-name="Heading_20_3" text:outline-level="3">ALSA</text:h>
      <text:p text:style-name="Standard">ALSA, pour <text:span text:style-name="Italique">Advanced Linux Sound Architecture</text:span>, est une bibliothèque offrant des fonctionnalités pour le traitement audio et MIDI.</text:p>
      <text:p text:style-name="Standard">ALSA contient beaucoup de bibliothèques spécifiques (driver, lib…), seule la bibliothèque nommée <text:span text:style-name="Italique">lib</text:span> nous intéresse.</text:p>
      <text:p text:style-name="Standard">Vous pouvez récupérer les sources de cette bibliothèque sur le ftp dédié <text:a xlink:type="simple" xlink:href="ftp://ftp.alsa-project.org/pub/lib/"><text:span text:style-name="Souligne"><text:span text:style-name="_23_1155cc">ftp://ftp.alsa-project.org/pub/lib/</text:span></text:span></text:a>. Pour ce tutoriel, j'ai utilisé la version 1.0.27.2.</text:p>
      <table:table table:name="dvp_code_shell_8" table:style-name="dvp_5f_code_5f_shell_5f_8">
        <table:table-column table:style-name="dvp_5f_code_5f_shell_5f_8.A" table:number-columns-repeated="6"/>
        <table:table-row table:style-name="dvp_5f_code_5f_shell_5f_8.1">
          <table:table-cell table:style-name="dvp_5f_code_5f_shell_5f_8.A1" office:value-type="string">
            <text:p text:style-name="Standard">Installation d'ALSA</text:p>
          </table:table-cell>
          <table:table-cell table:style-name="dvp_5f_code_5f_shell_5f_8.A1" office:value-type="string">
            <text:p text:style-name="Standard">shell</text:p>
          </table:table-cell>
          <table:table-cell table:style-name="dvp_5f_code_5f_shell_5f_8.A1" office:value-type="string">
            <text:p text:style-name="Standard"/>
          </table:table-cell>
          <table:table-cell table:style-name="dvp_5f_code_5f_shell_5f_8.A1" office:value-type="string">
            <text:p text:style-name="Standard">1</text:p>
          </table:table-cell>
          <table:table-cell table:style-name="dvp_5f_code_5f_shell_5f_8.A1" office:value-type="string">
            <text:p text:style-name="Standard">1</text:p>
          </table:table-cell>
          <table:table-cell table:style-name="dvp_5f_code_5f_shell_5f_8.A1" office:value-type="string">
            <text:p text:style-name="Standard"/>
          </table:table-cell>
        </table:table-row>
        <text:soft-page-break/>
        <table:table-row table:style-name="dvp_5f_code_5f_shell_5f_8.2">
          <table:table-cell table:style-name="dvp_5f_code_5f_shell_5f_8.A1" table:number-columns-spanned="6" office:value-type="string">
            <text:p text:style-name="dvp_5f_code">tar -xf alsa-&lt;version&gt;.tar.bz2<text:line-break/>mv alsa-&lt;version&gt; alsa<text:line-break/>cd alsa <text:line-break/>./configure --prefix=${HOME}/Interne/lib/build/alsa<text:line-break/>make<text:line-break/>make install</text:p>
          </table:table-cell>
          <table:covered-table-cell/>
          <table:covered-table-cell/>
          <table:covered-table-cell/>
          <table:covered-table-cell/>
          <table:covered-table-cell/>
        </table:table-row>
      </table:table>
      <text:h text:style-name="Heading_20_3" text:outline-level="3">Freetype</text:h>
      <text:p text:style-name="P7">Le projet Freetype – écrit en C – est une bibliothèque d'affichage de polices. Cette bibliothèque est petite et très portable.</text:p>
      <text:p text:style-name="Standard">Vous pouvez récupérer les sources sur <text:a xlink:type="simple" xlink:href="http://sourceforge.net/projects/freetype/files/"><text:span text:style-name="Souligne"><text:span text:style-name="_23_1155cc">http://sourceforge.net/projects/freetype/files/</text:span></text:span></text:a>. Pour ce tutoriel, la version 2.5.0.1 a été utilisée. La compilation de la bibliothèque se fait de la même manière que précédemment.</text:p>
      <table:table table:name="dvp_code_shell_9" table:style-name="dvp_5f_code_5f_shell_5f_9">
        <table:table-column table:style-name="dvp_5f_code_5f_shell_5f_9.A" table:number-columns-repeated="6"/>
        <table:table-row table:style-name="dvp_5f_code_5f_shell_5f_9.1">
          <table:table-cell table:style-name="dvp_5f_code_5f_shell_5f_9.A1" office:value-type="string">
            <text:p text:style-name="Standard">Installation de Freetype</text:p>
          </table:table-cell>
          <table:table-cell table:style-name="dvp_5f_code_5f_shell_5f_9.A1" office:value-type="string">
            <text:p text:style-name="Standard">shell</text:p>
          </table:table-cell>
          <table:table-cell table:style-name="dvp_5f_code_5f_shell_5f_9.A1" office:value-type="string">
            <text:p text:style-name="Standard"/>
          </table:table-cell>
          <table:table-cell table:style-name="dvp_5f_code_5f_shell_5f_9.A1" office:value-type="string">
            <text:p text:style-name="Standard">1</text:p>
          </table:table-cell>
          <table:table-cell table:style-name="dvp_5f_code_5f_shell_5f_9.A1" office:value-type="string">
            <text:p text:style-name="Standard">1</text:p>
          </table:table-cell>
          <table:table-cell table:style-name="dvp_5f_code_5f_shell_5f_9.A1" office:value-type="string">
            <text:p text:style-name="Standard"/>
          </table:table-cell>
        </table:table-row>
        <table:table-row table:style-name="dvp_5f_code_5f_shell_5f_9.2">
          <table:table-cell table:style-name="dvp_5f_code_5f_shell_5f_9.A1" table:number-columns-spanned="6" office:value-type="string">
            <text:p text:style-name="dvp_5f_code">tar -xf freetype-&lt;version&gt;.tar.bz2<text:line-break/>mv freetype-&lt;version&gt; freetype<text:line-break/>cd freetype<text:line-break/>./configure –prefix=${HOME}/Interne/lib/build/freetype --without-png<text:line-break/>make<text:line-break/>make install</text:p>
          </table:table-cell>
          <table:covered-table-cell/>
          <table:covered-table-cell/>
          <table:covered-table-cell/>
          <table:covered-table-cell/>
          <table:covered-table-cell/>
        </table:table-row>
      </table:table>
      <text:h text:style-name="Heading_20_1" text:outline-level="1">Première compilation</text:h>
      <text:h text:style-name="Heading_20_2" text:outline-level="2">Configuration</text:h>
      <text:p text:style-name="P6">Nous rentrons enfin dans le vif du sujet. Nous allons maintenant configurer OpenJDK, afin de préparer la compilation de ce dernier. Cette étape va nous permettre de paramétrer l'étape de compilation en spécifiant la mémoire allouée, les répertoires où trouver les bibliothèques installées précédemment… </text:p>
      <text:p text:style-name="Standard">Toute la suite de l'article se déroulera dans le répertoire <text:span text:style-name="Italique">~/Interne/jdk8</text:span>. Le répertoire racine d'OpenJDK 8 contient le script de configuration et le Makefile dont nous aurons besoin pour la compilation.</text:p>
      <table:table table:name="dvp_code_shell_10" table:style-name="dvp_5f_code_5f_shell_5f_10">
        <table:table-column table:style-name="dvp_5f_code_5f_shell_5f_10.A" table:number-columns-repeated="6"/>
        <table:table-row table:style-name="dvp_5f_code_5f_shell_5f_10.1">
          <table:table-cell table:style-name="dvp_5f_code_5f_shell_5f_10.A1" office:value-type="string">
            <text:p text:style-name="Standard">Déplacement vers le répertoire racine d'OpenJDK</text:p>
          </table:table-cell>
          <table:table-cell table:style-name="dvp_5f_code_5f_shell_5f_10.A1" office:value-type="string">
            <text:p text:style-name="Standard">shell</text:p>
          </table:table-cell>
          <table:table-cell table:style-name="dvp_5f_code_5f_shell_5f_10.A1" office:value-type="string">
            <text:p text:style-name="Standard"/>
          </table:table-cell>
          <table:table-cell table:style-name="dvp_5f_code_5f_shell_5f_10.A1" office:value-type="string">
            <text:p text:style-name="Standard">1</text:p>
          </table:table-cell>
          <table:table-cell table:style-name="dvp_5f_code_5f_shell_5f_10.A1" office:value-type="string">
            <text:p text:style-name="Standard">1</text:p>
          </table:table-cell>
          <table:table-cell table:style-name="dvp_5f_code_5f_shell_5f_10.A1" office:value-type="string">
            <text:p text:style-name="Standard"/>
          </table:table-cell>
        </table:table-row>
        <table:table-row table:style-name="dvp_5f_code_5f_shell_5f_10.2">
          <table:table-cell table:style-name="dvp_5f_code_5f_shell_5f_10.A1" table:number-columns-spanned="6" office:value-type="string">
            <text:p text:style-name="dvp_5f_code">cd ~/Interne/jdk8</text:p>
          </table:table-cell>
          <table:covered-table-cell/>
          <table:covered-table-cell/>
          <table:covered-table-cell/>
          <table:covered-table-cell/>
          <table:covered-table-cell/>
        </table:table-row>
      </table:table>
      <text:p text:style-name="Standard"><text:soft-page-break/>Si vous désirez changer la configuration, il vous suffit <office:annotation><dc:creator>Claude Leloup </dc:creator><dc:date>2013-08-30T18:34:40</dc:date><text:p text:style-name="P12"><text:span text:style-name="T8">pléonasme</text:span></text:p></office:annotation>de réaliser à nouveau cette partie du tutoriel.</text:p>
      <text:p text:style-name="Standard">Voici une description des paramètres à spécifier pour le build. Attention, ces paramètres ne sont pas tous obligatoires. Les paramètres spécifiques à d'autres systèmes d'exploitation ne sont pas indiqués, <text:span text:style-name="T3">ceux-ci</text:span> sont principalement ceux de Windows.</text:p>
      <table:table table:name="tab1" table:style-name="tab1">
        <table:table-column table:style-name="tab1.A" table:number-columns-repeated="2"/>
        <table:table-row>
          <table:table-cell table:style-name="tab1.A1" office:value-type="string">
            <text:p text:style-name="position_5f_texte_5f_center"><text:span text:style-name="Gras">Option de configuration</text:span> </text:p>
          </table:table-cell>
          <table:table-cell table:style-name="tab1.A1" office:value-type="string">
            <text:p text:style-name="position_5f_texte_5f_center"><text:span text:style-name="Gras">Description</text:span> </text:p>
          </table:table-cell>
        </table:table-row>
        <table:table-row>
          <table:table-cell table:style-name="tab1.A1" office:value-type="string">
            <text:p text:style-name="Standard">--enable-debug</text:p>
          </table:table-cell>
          <table:table-cell table:style-name="tab1.A1" office:value-type="string">
            <text:p text:style-name="Standard">Modifie le niveau de debug à fastdebug. Il est identique à l'utilisation de --with-debug-level=fastdebug.</text:p>
          </table:table-cell>
        </table:table-row>
        <table:table-row>
          <table:table-cell table:style-name="tab1.A1" office:value-type="string">
            <text:p text:style-name="Standard">--with-alsa=path</text:p>
          </table:table-cell>
          <table:table-cell table:style-name="tab1.A1" office:value-type="string">
            <text:p text:style-name="Standard">Sélectionne le répertoire d'installation dans lequel se trouve Advanced Linux Sound Architecture (ALSA).</text:p>
          </table:table-cell>
        </table:table-row>
        <table:table-row>
          <table:table-cell table:style-name="tab1.A1" office:value-type="string">
            <text:p text:style-name="Standard">--with-boot-jdk=path</text:p>
          </table:table-cell>
          <table:table-cell table:style-name="tab1.A1" office:value-type="string">
            <text:p text:style-name="Standard">Sélectionne le Bootstrap JDK permettant de compiler OpenJDK. </text:p>
          </table:table-cell>
        </table:table-row>
        <table:table-row>
          <table:table-cell table:style-name="tab1.A1" office:value-type="string">
            <text:p text:style-name="Standard">--with-boot-jdk-jvmargs="args"</text:p>
          </table:table-cell>
          <table:table-cell table:style-name="tab1.A1" office:value-type="string">
            <text:p text:style-name="Standard">Ajoute les options JVM à utiliser lors de l'utilisation du Bootstrap JDK pour la compilation.</text:p>
          </table:table-cell>
        </table:table-row>
        <table:table-row>
          <table:table-cell table:style-name="tab1.A1" office:value-type="string">
            <text:p text:style-name="Standard">--with-cacerts=path</text:p>
          </table:table-cell>
          <table:table-cell table:style-name="tab1.A1" office:value-type="string">
            <text:p text:style-name="Standard">Sélectionne le chemin où trouver le fichier cacerts. Ce fichier est un <text:a xlink:type="simple" xlink:href="http://en.wikipedia.org/wiki/Certificate_Authority">certificat d'autorité</text:a>, fourni par des acteurs comme VeriSign, Thawte et Baltimore. Cette option permet d'avoir un certificat pour l'utilisation de protocole sécurisé comme SSL. Cette option est très peu utilisée, et OpenJDK génère par défaut un certificat vide.</text:p>
          </table:table-cell>
        </table:table-row>
        <table:table-row>
          <table:table-cell table:style-name="tab1.A1" office:value-type="string">
            <text:p text:style-name="Standard">--with-cups=path</text:p>
          </table:table-cell>
          <table:table-cell table:style-name="tab1.A1" office:value-type="string">
            <text:p text:style-name="Standard">Sélectionne le répertoire d'installation dans lequel se trouve CUPS.</text:p>
          </table:table-cell>
        </table:table-row>
        <table:table-row>
          <table:table-cell table:style-name="tab1.A1" office:value-type="string">
            <text:p text:style-name="Standard">--with-cups-include=path</text:p>
          </table:table-cell>
          <table:table-cell table:style-name="tab1.A1" office:value-type="string">
            <text:p text:style-name="Standard">Sélectionne le répertoire d'installation dans lequel se trouve<text:span text:style-name="T4">nt</text:span> les fichiers d'en-tête de CUPS. </text:p>
          </table:table-cell>
        </table:table-row>
        <table:table-row>
          <table:table-cell table:style-name="tab1.A1" office:value-type="string">
            <text:p text:style-name="Standard">--with-debug-level=level</text:p>
          </table:table-cell>
          <table:table-cell table:style-name="tab1.A1" office:value-type="string">
            <text:p text:style-name="Standard">Sélectionne le niveau d'information de debug. Les valeurs possibles sont : release, fastdebug ou slowdebug.</text:p>
          </table:table-cell>
        </table:table-row>
        <table:table-row>
          <table:table-cell table:style-name="tab1.A1" office:value-type="string">
            <text:p text:style-name="Standard">--with-freetype=path</text:p>
          </table:table-cell>
          <table:table-cell table:style-name="tab1.A1" office:value-type="string">
            <text:p text:style-name="Standard">Sélectionne le répertoire d'installation dans lequel se trouve Freetype.</text:p>
          </table:table-cell>
        </table:table-row>
        <table:table-row>
          <table:table-cell table:style-name="tab1.A1" office:value-type="string">
            <text:p text:style-name="Standard">--with-import-hotspot=path</text:p>
          </table:table-cell>
          <table:table-cell table:style-name="tab1.A1" office:value-type="string">
            <text:p text:style-name="Standard">Sélectionne le répertoire d'installation d'HotSpot. Cette option est utile si vous avez déjà compil<text:span text:style-name="T3">é</text:span> HotSpot et que vous voulez éviter de la compiler de nouveau.</text:p>
          </table:table-cell>
        </table:table-row>
        <table:table-row>
          <table:table-cell table:style-name="tab1.A1" office:value-type="string">
            <text:p text:style-name="Standard">--with-target-bits=arg</text:p>
          </table:table-cell>
          <table:table-cell table:style-name="tab1.A1" office:value-type="string">
            <text:p text:style-name="Standard">Sélectionne l'architecture du build. Les valeurs possibles sont 32 ou 64</text:p>
          </table:table-cell>
        </table:table-row>
        <text:soft-page-break/>
        <table:table-row>
          <table:table-cell table:style-name="tab1.A1" office:value-type="string">
            <text:p text:style-name="Standard">--with-jvm-variants=variants</text:p>
          </table:table-cell>
          <table:table-cell table:style-name="tab1.A1" office:value-type="string">
            <text:p text:style-name="Standard">Sélectionne les modes dans le<text:span text:style-name="T3">s</text:span>quel<text:span text:style-name="T3">s</text:span> compiler OpenJDK. Il s'agit d'une liste séparée par des virgules dont les valeurs possibles sont : <text:span text:style-name="Italique">server</text:span>,<text:span text:style-name="Italique"> client</text:span>,<text:span text:style-name="Italique"> kernel</text:span>,<text:span text:style-name="Italique"> zero </text:span>et<text:span text:style-name="Italique"> zeroshark</text:span>. Ces modes permettent d'activer ou de désactiver un grand nombre de fonctionnalités d'exécution d'un programme, en altérant le comportement du compilateur JIT… Les modes standards sont <text:span text:style-name="Italique">client</text:span> et <text:span text:style-name="Italique">server</text:span>. Je vous invite à lire la FAQ Oracle pour plus de détails <text:a xlink:type="simple" xlink:href="http://www.oracle.com/technetwork/java/hotspotfaq-138619.html#compiler_types">ici</text:a>.</text:p>
          </table:table-cell>
        </table:table-row>
        <table:table-row>
          <table:table-cell table:style-name="tab1.A1" office:value-type="string">
            <text:p text:style-name="Standard">--with-memory-size=size</text:p>
          </table:table-cell>
          <table:table-cell table:style-name="tab1.A1" office:value-type="string">
            <text:p text:style-name="Standard">Sélectionne la mémoire (en MB) à allouer pour la compilation. Plus cette valeur est haute, plus la compilation sera rapide.</text:p>
          </table:table-cell>
        </table:table-row>
        <table:table-row>
          <table:table-cell table:style-name="tab1.A1" office:value-type="string">
            <text:p text:style-name="Standard">--with-num-cores=cores</text:p>
          </table:table-cell>
          <table:table-cell table:style-name="tab1.A1" office:value-type="string">
            <text:p text:style-name="Standard">Sélectionne le nombre de cœurs à utiliser pour la compilation. Plus cette valeur est haute, plus la compilation sera rapide.</text:p>
          </table:table-cell>
        </table:table-row>
        <table:table-row>
          <table:table-cell table:style-name="tab1.A1" office:value-type="string">
            <text:p text:style-name="Standard">--with-x=path</text:p>
          </table:table-cell>
          <table:table-cell table:style-name="tab1.A1" office:value-type="string">
            <text:p text:style-name="Standard">Sélectionne le répertoire d'installation des fichiers X11 et xrender.</text:p>
          </table:table-cell>
        </table:table-row>
      </table:table>
      <text:p text:style-name="Standard">Pour une compilation standard, beaucoup de ces options ne nous intéresseron<text:span text:style-name="T3">t</text:span> pas. </text:p>
      <text:p text:style-name="Standard">Puisque nous avons installé les fichiers de X11 et xrender grâce à apt-get, ceux-ci sont déjà situés dans les répertoires qu'ira vérifier OpenJDK. </text:p>
      <text:p text:style-name="Standard">Voici un exemple de configuration avec le moins d'arguments possible :</text:p>
      <table:table table:name="dvp_code_shell_11" table:style-name="dvp_5f_code_5f_shell_5f_11">
        <table:table-column table:style-name="dvp_5f_code_5f_shell_5f_11.A" table:number-columns-repeated="6"/>
        <table:table-row table:style-name="dvp_5f_code_5f_shell_5f_11.1">
          <table:table-cell table:style-name="dvp_5f_code_5f_shell_5f_11.A1" office:value-type="string">
            <text:p text:style-name="Standard">Configuration classique</text:p>
          </table:table-cell>
          <table:table-cell table:style-name="dvp_5f_code_5f_shell_5f_11.A1" office:value-type="string">
            <text:p text:style-name="Standard">shell</text:p>
          </table:table-cell>
          <table:table-cell table:style-name="dvp_5f_code_5f_shell_5f_11.A1" office:value-type="string">
            <text:p text:style-name="Standard"/>
          </table:table-cell>
          <table:table-cell table:style-name="dvp_5f_code_5f_shell_5f_11.A1" office:value-type="string">
            <text:p text:style-name="Standard">1</text:p>
          </table:table-cell>
          <table:table-cell table:style-name="dvp_5f_code_5f_shell_5f_11.A1" office:value-type="string">
            <text:p text:style-name="Standard">1</text:p>
          </table:table-cell>
          <table:table-cell table:style-name="dvp_5f_code_5f_shell_5f_11.A1" office:value-type="string">
            <text:p text:style-name="Standard"/>
          </table:table-cell>
        </table:table-row>
        <table:table-row table:style-name="dvp_5f_code_5f_shell_5f_11.2">
          <table:table-cell table:style-name="dvp_5f_code_5f_shell_5f_11.A1" table:number-columns-spanned="6" office:value-type="string">
            <text:p text:style-name="dvp_5f_code">./configure --with-alsa=${HOME}/Interne/lib/build/alsa --with-cups=${HOME}/Interne/lib/build/cups --with-cups-include=${HOME}/Interne/lib/build/cups/include --with-freetype=${HOME}/Interne/lib/build/freetype</text:p>
          </table:table-cell>
          <table:covered-table-cell/>
          <table:covered-table-cell/>
          <table:covered-table-cell/>
          <table:covered-table-cell/>
          <table:covered-table-cell/>
        </table:table-row>
      </table:table>
      <text:p text:style-name="Standard">Si vous désirez, et avez la possibilité, d'utiliser plus de ressources, n'hésitez pas à utiliser plus d'options. Sur une machine 48 cœurs, voici la ligne de commandes que j'utilise :</text:p>
      <table:table table:name="dvp_code_shell_12" table:style-name="dvp_5f_code_5f_shell_5f_12">
        <table:table-column table:style-name="dvp_5f_code_5f_shell_5f_12.A" table:number-columns-repeated="6"/>
        <table:table-row table:style-name="dvp_5f_code_5f_shell_5f_12.1">
          <table:table-cell table:style-name="dvp_5f_code_5f_shell_5f_12.A1" office:value-type="string">
            <text:p text:style-name="Standard">Configuration sur une machine 48 coeurs 64 bits</text:p>
          </table:table-cell>
          <table:table-cell table:style-name="dvp_5f_code_5f_shell_5f_12.A1" office:value-type="string">
            <text:p text:style-name="Standard">shell</text:p>
          </table:table-cell>
          <table:table-cell table:style-name="dvp_5f_code_5f_shell_5f_12.A1" office:value-type="string">
            <text:p text:style-name="Standard"/>
          </table:table-cell>
          <table:table-cell table:style-name="dvp_5f_code_5f_shell_5f_12.A1" office:value-type="string">
            <text:p text:style-name="Standard">1</text:p>
          </table:table-cell>
          <table:table-cell table:style-name="dvp_5f_code_5f_shell_5f_12.A1" office:value-type="string">
            <text:p text:style-name="Standard">1</text:p>
          </table:table-cell>
          <table:table-cell table:style-name="dvp_5f_code_5f_shell_5f_12.A1" office:value-type="string">
            <text:p text:style-name="Standard"/>
          </table:table-cell>
        </table:table-row>
        <table:table-row table:style-name="dvp_5f_code_5f_shell_5f_12.2">
          <table:table-cell table:style-name="dvp_5f_code_5f_shell_5f_12.A1" table:number-columns-spanned="6" office:value-type="string">
            <text:p text:style-name="dvp_5f_code">./configure --with-cups=${HOME}/Interne/lib/build/cups --with-cups-include=${HOME}/Interne/lib/build/cups/include --with-freetype=${HOME}/Interne/lib/build/freetype/ --with-memory-size=32600 --with-num-cores=48 <text:soft-page-break/>–with-target-bits=64</text:p>
          </table:table-cell>
          <table:covered-table-cell/>
          <table:covered-table-cell/>
          <table:covered-table-cell/>
          <table:covered-table-cell/>
          <table:covered-table-cell/>
        </table:table-row>
      </table:table>
      <text:p text:style-name="Standard">Une fois cette étape effectuée, nous pouvons passer à l'étape de compilation.</text:p>
      <text:h text:style-name="Heading_20_2" text:outline-level="2">Compilation et création des images</text:h>
      <text:p text:style-name="Standard">Cette étape est probablement la plus simple et la plus chronophage. Sachez que seule la première compilation est longue. Grâce à l'utilitaire ccache, uniquement les fichiers modifiés seront recompilés, et leurs dépendances. Ainsi, si vous avez modifié le JDK, vous n'aurez pas à recompiler entièrement CORBA.</text:p>
      <text:p text:style-name="Standard">La compilation se résume à utiliser l'utilitaire make :</text:p>
      <table:table table:name="dvp_code_shell_13" table:style-name="dvp_5f_code_5f_shell_5f_13">
        <table:table-column table:style-name="dvp_5f_code_5f_shell_5f_13.A" table:number-columns-repeated="6"/>
        <table:table-row table:style-name="dvp_5f_code_5f_shell_5f_13.1">
          <table:table-cell table:style-name="dvp_5f_code_5f_shell_5f_13.A1" office:value-type="string">
            <text:p text:style-name="Standard">Compilation complète</text:p>
          </table:table-cell>
          <table:table-cell table:style-name="dvp_5f_code_5f_shell_5f_13.A1" office:value-type="string">
            <text:p text:style-name="Standard">shell</text:p>
          </table:table-cell>
          <table:table-cell table:style-name="dvp_5f_code_5f_shell_5f_13.A1" office:value-type="string">
            <text:p text:style-name="Standard"/>
          </table:table-cell>
          <table:table-cell table:style-name="dvp_5f_code_5f_shell_5f_13.A1" office:value-type="string">
            <text:p text:style-name="Standard">1</text:p>
          </table:table-cell>
          <table:table-cell table:style-name="dvp_5f_code_5f_shell_5f_13.A1" office:value-type="string">
            <text:p text:style-name="Standard">1</text:p>
          </table:table-cell>
          <table:table-cell table:style-name="dvp_5f_code_5f_shell_5f_13.A1" office:value-type="string">
            <text:p text:style-name="Standard"/>
          </table:table-cell>
        </table:table-row>
        <table:table-row table:style-name="dvp_5f_code_5f_shell_5f_13.2">
          <table:table-cell table:style-name="dvp_5f_code_5f_shell_5f_13.A1" table:number-columns-spanned="6" office:value-type="string">
            <text:p text:style-name="dvp_5f_code">make all</text:p>
          </table:table-cell>
          <table:covered-table-cell/>
          <table:covered-table-cell/>
          <table:covered-table-cell/>
          <table:covered-table-cell/>
          <table:covered-table-cell/>
        </table:table-row>
      </table:table>
      <text:p text:style-name="Standard">Si vous ne spécifiez aucun argument, vous compilerez tout, mais ne créerez pas d'images. Vous ne pourrez donc pas tester vos modifications, puisque vous n'allez pas générer les binaires java, javac… </text:p>
      <text:p text:style-name="Standard">Si vous désirez rebuilder simplement, après une modification, utilise<text:span text:style-name="T3">z</text:span> plutôt :</text:p>
      <table:table table:name="dvp_code_shell_14" table:style-name="dvp_5f_code_5f_shell_5f_14">
        <table:table-column table:style-name="dvp_5f_code_5f_shell_5f_14.A" table:number-columns-repeated="6"/>
        <table:table-row table:style-name="dvp_5f_code_5f_shell_5f_14.1">
          <table:table-cell table:style-name="dvp_5f_code_5f_shell_5f_14.A1" office:value-type="string">
            <text:p text:style-name="Standard">Création des images</text:p>
          </table:table-cell>
          <table:table-cell table:style-name="dvp_5f_code_5f_shell_5f_14.A1" office:value-type="string">
            <text:p text:style-name="Standard">shell</text:p>
          </table:table-cell>
          <table:table-cell table:style-name="dvp_5f_code_5f_shell_5f_14.A1" office:value-type="string">
            <text:p text:style-name="Standard"/>
          </table:table-cell>
          <table:table-cell table:style-name="dvp_5f_code_5f_shell_5f_14.A1" office:value-type="string">
            <text:p text:style-name="Standard">1</text:p>
          </table:table-cell>
          <table:table-cell table:style-name="dvp_5f_code_5f_shell_5f_14.A1" office:value-type="string">
            <text:p text:style-name="Standard">1</text:p>
          </table:table-cell>
          <table:table-cell table:style-name="dvp_5f_code_5f_shell_5f_14.A1" office:value-type="string">
            <text:p text:style-name="Standard"/>
          </table:table-cell>
        </table:table-row>
        <table:table-row table:style-name="dvp_5f_code_5f_shell_5f_14.2">
          <table:table-cell table:style-name="dvp_5f_code_5f_shell_5f_14.A1" table:number-columns-spanned="6" office:value-type="string">
            <text:p text:style-name="dvp_5f_code">make images</text:p>
          </table:table-cell>
          <table:covered-table-cell/>
          <table:covered-table-cell/>
          <table:covered-table-cell/>
          <table:covered-table-cell/>
          <table:covered-table-cell/>
        </table:table-row>
      </table:table>
      <text:p text:style-name="Standard"><text:span text:style-name="T3">À</text:span> la fin de l'emploi de <text:span text:style-name="Italique">make</text:span>, vous devriez avoir un répertoire <text:span text:style-name="Italique">build</text:span> complet. Afin de tester la compilation, allez dans le répertoire suivant :</text:p>
      <table:table table:name="dvp_code_shell_15" table:style-name="dvp_5f_code_5f_shell_5f_15">
        <table:table-column table:style-name="dvp_5f_code_5f_shell_5f_15.A" table:number-columns-repeated="6"/>
        <table:table-row table:style-name="dvp_5f_code_5f_shell_5f_15.1">
          <table:table-cell table:style-name="dvp_5f_code_5f_shell_5f_15.A1" office:value-type="string">
            <text:p text:style-name="Standard">Tester la compilation</text:p>
          </table:table-cell>
          <table:table-cell table:style-name="dvp_5f_code_5f_shell_5f_15.A1" office:value-type="string">
            <text:p text:style-name="Standard">shell</text:p>
          </table:table-cell>
          <table:table-cell table:style-name="dvp_5f_code_5f_shell_5f_15.A1" office:value-type="string">
            <text:p text:style-name="Standard"/>
          </table:table-cell>
          <table:table-cell table:style-name="dvp_5f_code_5f_shell_5f_15.A1" office:value-type="string">
            <text:p text:style-name="Standard">1</text:p>
          </table:table-cell>
          <table:table-cell table:style-name="dvp_5f_code_5f_shell_5f_15.A1" office:value-type="string">
            <text:p text:style-name="Standard">1</text:p>
          </table:table-cell>
          <table:table-cell table:style-name="dvp_5f_code_5f_shell_5f_15.A1" office:value-type="string">
            <text:p text:style-name="Standard"/>
          </table:table-cell>
        </table:table-row>
        <table:table-row table:style-name="dvp_5f_code_5f_shell_5f_15.2">
          <table:table-cell table:style-name="dvp_5f_code_5f_shell_5f_15.A1" table:number-columns-spanned="6" office:value-type="string">
            <text:p text:style-name="dvp_5f_code">cd ${HOME}/Interne/jdk8/build/linux-x86_64-normal-server-release/images/j2sdk-image/bin<text:line-break/>./java -version<text:line-break/>openjdk version "1.8.0-internal" OpenJDK Runtime Environment (build 1.8.0-internal-olivier_2013_06_30_00_34-b00)<text:line-break/>OpenJDK 64-Bit Server VM (build 25.0-b38, mixed mode)</text:p>
          </table:table-cell>
          <table:covered-table-cell/>
          <table:covered-table-cell/>
          <table:covered-table-cell/>
          <table:covered-table-cell/>
          <table:covered-table-cell/>
        </table:table-row>
      </table:table>
      <text:p text:style-name="Standard">Vous obtenez donc une version complète d'OpenJDK, telle que vous avez pu la télécharger avec apt-get.</text:p>
      <text:h text:style-name="Heading_20_1" text:outline-level="1"><text:soft-page-break/>Conclusion</text:h>
      <text:p text:style-name="Standard">En conclusion, nous avons installé et configuré OpenJDK 8. De l'installation des paquets <text:span text:style-name="T3">D</text:span>ebian à la fin de la compilation. Vos modifications du code source d'OpenJDK seront bel et bien prises en compte, et vous pouvez commencer à travailler dans les entrailles de la bête. Vous pouvez d'ores et déjà aller regarder le contenu des différents projets, et nous verrons dans un prochain article une partie de l'intérieur du JDK et de la machine virtuelle HotSpot.</text:p>
      <text:h text:style-name="Heading_20_1" text:outline-level="1">Annexe : Automatisation</text:h>
      <text:p text:style-name="Standard">Afin de rendre plus simple l'installation d'OpenJDK 8, vous pouvez exécuter le script shell ci-dessous qui s'occupera de toute l'installation depuis le début. Le répertoire racine dans lequel sera installé OpenJDK et les bibliothèques est défini par la variable d'environnement <text:span text:style-name="_23_007800">INSTALL_ROOT_DIR</text:span>. La valeur actuelle est « test_rep », représentant donc <text:span text:style-name="Italique">${HOME}/test_rep</text:span>.</text:p>
      <text:p text:style-name="Standard">Les versions des bibliothèques utilisées pour CUPS, ALSA et FreeType sont aussi définies par des variables d'environnement.</text:p>
      <text:p text:style-name="Standard">Copier le contenu écrit ci-dessous dans un fichier ayant le droit d'exécution, situé dans votre répertoire home, et lancer le script.</text:p>
      <table:table table:name="dvp_code_shell_16" table:style-name="dvp_5f_code_5f_shell_5f_16">
        <table:table-column table:style-name="dvp_5f_code_5f_shell_5f_16.A" table:number-columns-repeated="6"/>
        <table:table-row table:style-name="dvp_5f_code_5f_shell_5f_16.1">
          <table:table-cell table:style-name="dvp_5f_code_5f_shell_5f_16.A1" office:value-type="string">
            <text:p text:style-name="Standard">Installation complète d'OpenJDK 8</text:p>
          </table:table-cell>
          <table:table-cell table:style-name="dvp_5f_code_5f_shell_5f_16.A1" office:value-type="string">
            <text:p text:style-name="Standard">shell</text:p>
          </table:table-cell>
          <table:table-cell table:style-name="dvp_5f_code_5f_shell_5f_16.A1" office:value-type="string">
            <text:p text:style-name="Standard"/>
          </table:table-cell>
          <table:table-cell table:style-name="dvp_5f_code_5f_shell_5f_16.A1" office:value-type="string">
            <text:p text:style-name="Standard">1</text:p>
          </table:table-cell>
          <table:table-cell table:style-name="dvp_5f_code_5f_shell_5f_16.A1" office:value-type="string">
            <text:p text:style-name="Standard">1</text:p>
          </table:table-cell>
          <table:table-cell table:style-name="dvp_5f_code_5f_shell_5f_16.A1" office:value-type="string">
            <text:p text:style-name="Standard"/>
          </table:table-cell>
        </table:table-row>
        <table:table-row table:style-name="dvp_5f_code_5f_shell_5f_16.2">
          <table:table-cell table:style-name="dvp_5f_code_5f_shell_5f_16.A1" table:number-columns-spanned="6" office:value-type="string">
            <text:p text:style-name="dvp_5f_code">#!/bin/bash<text:line-break/><text:line-break/>export CUPS_VERSION=1.6.3<text:line-break/>export ALSA_VERSION=1.0.27.2<text:line-break/>export FREETYPE_VERSION=2.5.0<text:line-break/>export INSTALL_ROOT_DIR=test_rep<text:line-break/>cd ~<text:line-break/>echo "Installation des paquets <text:span text:style-name="T3">D</text:span>ebian"<text:line-break/># Installation des paquets .deb<text:line-break/>sudo apt-get install -y gcc g++ build-essential ccache openjdk-7-jdk zip tar unzip mercurial<text:line-break/>sudo apt-get install -y libxrender-dev libxtst-dev libX11-dev libxext-dev libxrender1<text:line-break/>mkdir -p ${INSTALL_ROOT_DIR}/lib/build<text:line-break/># Récupération des scripts du jdk<text:line-break/>cd ${INSTALL_ROOT_DIR}<text:line-break/>hg clone http://hg.openjdk.java.net/jdk8/jdk8<text:line-break/>cd jdk8<text:line-break/># On ajoute le droit d’exécuter les fichiers<text:line-break/>chmod +x get_source.sh configure<text:line-break/>cd ../lib<text:line-break/>mkdir build/cups build/freetype build/alsa<text:line-break/><text:line-break/># Installation de CUPS<text:line-break/><text:soft-page-break/>echo "Téléchargement de CUPS..."<text:line-break/>wget -O cups.tar.bz2 http://cups.org/software/${CUPS_VERSION}/cups-${CUPS_VERSION}-source.tar.bz2<text:line-break/>tar -jxf cups.tar.bz2<text:line-break/>rm cups.tar.bz2<text:line-break/>mv cups-* cups<text:line-break/>cd cups<text:line-break/>echo "Installation de CUPS..."<text:line-break/>./configure --prefix=${HOME}/${INSTALL_ROOT_DIR}/lib/build/cups<text:line-break/>make<text:line-break/>sudo make install<text:line-break/>echo "CUPS a été correctement installé"<text:line-break/><text:line-break/>#Installation d'ALSA<text:line-break/>echo "Téléchargement d'ALSA..."<text:line-break/>cd ~/${INSTALL_ROOT_DIR}/lib/<text:line-break/>wget -O alsa.tar.gz ftp://ftp.alsa-project.org/pub/lib/alsa-lib-${ALSA_VERSION}.tar.bz2<text:line-break/>tar -xf alsa.tar.gz<text:line-break/>rm alsa.tar.gz<text:line-break/>mv alsa-* alsa<text:line-break/>cd alsa<text:line-break/>echo "Installation d'ALSA..."<text:line-break/>./configure --prefix=${HOME}/${INSTALL_ROOT_DIR}/lib/build/alsa<text:line-break/>make <text:line-break/>make install<text:line-break/>echo "ALSA a été correctement installé"<text:line-break/><text:line-break/>#Installation de Freetype<text:line-break/>echo "Téléchargement de Freetype..."<text:line-break/>cd ~/${INSTALL_ROOT_DIR}/lib<text:line-break/>wget -O freetype.tar.bz2 http://download.savannah.gnu.org/releases/freetype/freetype-${FREETYPE_VERSION}.tar.bz2<text:line-break/>tar -jxf freetype.tar.bz2<text:line-break/>rm freetype.tar.bz2<text:line-break/>mv freetype-* freetype<text:line-break/>cd freetype<text:line-break/>echo "Installation de Freetype..."<text:line-break/>./configure --prefix=${HOME}/${INSTALL_ROOT_DIR}/lib/build/freetype --without-png<text:line-break/>make<text:line-break/>make install<text:line-break/>echo "Freetype a été correctement installé"<text:line-break/><text:line-break/>#Compilation d'OpenJDK 8<text:line-break/>echo "Téléchargement des sources d'OpenJDK"<text:line-break/>cd ~/${INSTALL_ROOT_DIR}/jdk8<text:line-break/>./get_source.sh<text:line-break/>echo "Démarrage de la configuration d'OpenJDK 8..."<text:line-break/>./configure --with-alsa=${HOME}/${INSTALL_ROOT_DIR}/lib/build/alsa --with-cups=${HOME}/${INSTALL_ROOT_DIR}/lib/build/cups --with-cups-include=${HOME}/${INSTALL_ROOT_DIR}/lib/build/cups/include --with-freetype=${HOME}/${INSTALL_ROOT_DIR}/lib/build/freetype<text:line-break/>echo "Lancement de la compilation d'OpenJDK 8..."<text:line-break/><text:soft-page-break/>make</text:p>
          </table:table-cell>
          <table:covered-table-cell/>
          <table:covered-table-cell/>
          <table:covered-table-cell/>
          <table:covered-table-cell/>
          <table:covered-table-cell/>
        </table:table-row>
      </table:table>
      <text:h text:style-name="Heading_20_1" text:outline-level="1">Remerciements</text:h>
      <text:p text:style-name="P8">Je tiens à remercier mes professeurs <text:a xlink:type="simple" xlink:href="http://julien.sopena.fr/">Julien Sopena</text:a> et <text:a xlink:type="simple" xlink:href="http://pagesperso-systeme.lip6.fr/Gael.Thomas/">Gael Thomas</text:a> <text:span text:style-name="T4">de</text:span> m'avoir permis de faire un stage sur la machine virtuelle HotSpot, qui donna lieu à cet article ainsi que <text:a xlink:type="simple" xlink:href="http://www.developpez.net/forums/u69211/mickael-baron/"><text:span text:style-name="T6">Mickael Baron</text:span></text:a><text:span text:style-name="T6">, </text:span><text:a xlink:type="simple" xlink:href="http://www.developpez.net/forums/u189827/mlny84/"><text:span text:style-name="T6">mlny84</text:span></text:a><text:span text:style-name="T6"> </text:span><text:span text:style-name="T5">pour leurs relectures techniques </text:span><text:span text:style-name="T7">et </text:span><text:a xlink:type="simple" xlink:href="http://www.developpez.net/forums/u124512/claudeleloup/"><text:span text:style-name="T7">Claude LELOUP</text:span></text:a><text:span text:style-name="T7"> </text:span><text:span text:style-name="T5">pour la correction orthographiq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tarSymbol" svg:font-family="StarSymbol" style:font-charset="x-symbol"/>
    <style:font-face style:name="OpenSymbol" svg:font-family="OpenSymbol"/>
    <style:font-face style:name="Tahoma1" svg:font-family="Tahoma"/>
    <style:font-face style:name="verdana" svg:font-family="verdana, geneva, lucida, 'lucida grande', arial, helvetica, sans-serif"/>
    <style:font-face style:name="Liberation Sans" svg:font-family="'Liberation Sans'" style:font-family-generic="swiss"/>
    <style:font-face style:name="Segoe UI" svg:font-family="'Segoe UI'" style:font-family-generic="swiss"/>
    <style:font-face style:name="Verdana2" svg:font-family="Verdana" style:font-family-generic="swiss"/>
    <style:font-face style:name="Courier New" svg:font-family="'Courier New'" style:font-adornments="Normal" style:font-family-generic="modern" style:font-pitch="fixed"/>
    <style:font-face style:name="Abyssinica SIL" svg:font-family="'Abyssinica SIL'" style:font-pitch="variable"/>
    <style:font-face style:name="Times New Roman" svg:font-family="'Times New Roman'" style:font-family-generic="roman"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499cm" fo:margin-bottom="0cm" style:contextual-spacing="false" fo:line-height="100%" style:page-number="auto"/>
      <style:text-properties style:font-name="Verdana" fo:font-size="10pt"/>
    </style:style>
    <style:style style:name="modele_20_kitodt" style:display-name="modele kitodt" style:family="paragraph" style:class="text" style:master-page-name="ModeleDePage">
      <style:paragraph-properties fo:text-align="center" style:justify-single-word="false" style:page-number="auto"/>
    </style:style>
    <style:style style:name="_5f_dvp_5f_latex_5f_" style:display-name="_dvp_latex_" style:family="paragraph" style:class="text">
      <style:paragraph-properties fo:background-color="#ffffcc">
        <style:background-image/>
      </style:paragraph-properties>
    </style:style>
    <style:style style:name="soustitre_5f_page" style:display-name="soustitre_page" style:family="paragraph" style:class="text">
      <style:paragraph-properties fo:text-align="center" style:justify-single-word="false"/>
    </style:style>
    <style:style style:name="commentaire" style:family="paragraph" style:class="text"/>
    <style:style style:name="titre_5f_page" style:display-name="titre_page" style:family="paragraph" style:class="text">
      <style:paragraph-properties fo:text-align="center" style:justify-single-word="false"/>
    </style:style>
    <style:style style:name="petit_5f_gauche" style:display-name="petit_gauche" style:family="paragraph" style:class="text">
      <style:paragraph-properties fo:text-align="start" style:justify-single-word="false"/>
      <style:text-properties fo:font-size="70%"/>
    </style:style>
    <style:style style:name="petit_5f_center" style:display-name="petit_center" style:family="paragraph" style:class="text">
      <style:paragraph-properties fo:text-align="center" style:justify-single-word="false"/>
      <style:text-properties fo:font-size="70%"/>
    </style:style>
    <style:style style:name="center" style:family="paragraph" style:parent-style-name="Standard" style:class="text">
      <style:paragraph-properties fo:text-align="center" style:justify-single-word="false"/>
    </style:style>
    <style:style style:name="sautdepage_5f_apres" style:display-name="sautdepage_apres" style:family="paragraph" style:class="text">
      <style:paragraph-properties fo:break-after="page"/>
    </style:style>
    <style:style style:name="sautdepage" style:family="paragraph" style:class="text">
      <style:paragraph-properties fo:break-before="page"/>
    </style:style>
    <style:style style:name="position_5f_texte_5f_justify" style:display-name="position_texte_justify" style:family="paragraph" style:class="text">
      <style:paragraph-properties fo:text-align="justify" style:justify-single-word="false"/>
    </style:style>
    <style:style style:name="position_5f_image_5f_justify" style:display-name="position_image_justify" style:family="paragraph" style:class="text">
      <style:paragraph-properties fo:text-align="justify" style:justify-single-word="false"/>
    </style:style>
    <style:style style:name="position_5f_texte_5f_right" style:display-name="position_texte_right" style:family="paragraph" style:class="text">
      <style:paragraph-properties fo:text-align="end" style:justify-single-word="false"/>
    </style:style>
    <style:style style:name="position_5f_image_5f_right" style:display-name="position_image_right" style:family="paragraph" style:class="text">
      <style:paragraph-properties fo:text-align="end" style:justify-single-word="false"/>
    </style:style>
    <style:style style:name="position_5f_texte_5f_center" style:display-name="position_texte_center" style:family="paragraph" style:class="text">
      <style:paragraph-properties fo:text-align="center" style:justify-single-word="false"/>
    </style:style>
    <style:style style:name="position_5f_image_5f_center" style:display-name="position_image_center" style:family="paragraph" style:class="text">
      <style:paragraph-properties fo:text-align="center" style:justify-single-word="false"/>
    </style:style>
    <style:style style:name="position_5f_texte_5f_left" style:display-name="position_texte_left" style:family="paragraph" style:class="text">
      <style:paragraph-properties fo:text-align="start" style:justify-single-word="false"/>
    </style:style>
    <style:style style:name="position_5f_image_5f_left" style:display-name="position_image_left" style:family="paragraph" style:class="text">
      <style:paragraph-properties fo:text-align="start" style:justify-single-word="false"/>
    </style:style>
    <style:style style:name="Heading" style:family="paragraph" style:parent-style-name="Standard" style:next-style-name="Text_20_body" style:class="text">
      <style:paragraph-properties fo:margin-top="0.499cm" fo:margin-bottom="0.499cm" style:contextual-spacing="false" fo:background-color="#280099" fo:keep-with-next="always">
        <style:background-image/>
      </style:paragraph-properties>
      <style:text-properties fo:color="#ffffff" style:font-name="Verdana1" fo:font-size="14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Verdana"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fo:margin-top="0cm" fo:margin-bottom="0cm" style:contextual-spacing="false" text:number-lines="false" text:line-number="0"/>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4700b8" style:shadow="none">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2300dc">
        <style:background-image/>
      </style:paragraph-properties>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background-color="#2323dc">
        <style:background-image/>
      </style:paragraph-properties>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background-color="#0047ff">
        <style:background-image/>
      </style:paragraph-properties>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background-color="#0099ff">
        <style:background-image/>
      </style:paragraph-properties>
      <style:text-properties fo:font-size="12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background-color="#00b8ff" style:shadow="none">
        <style:background-image/>
      </style:paragraph-properties>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background-color="#99ccff">
        <style:background-image/>
      </style:paragraph-properties>
      <style:text-properties fo:font-size="11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background-color="#99ccff">
        <style:background-image/>
      </style:paragraph-properties>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background-color="#99ccff">
        <style:background-image/>
      </style:paragraph-properties>
      <style:text-properties fo:font-size="10pt"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vp_5f_code" style:display-name="dvp_code" style:family="paragraph" style:master-page-name="">
      <style:paragraph-properties style:page-number="auto" fo:background-color="#ffffcc" style:shadow="none">
        <style:tab-stops/>
        <style:background-image/>
      </style:paragraph-properties>
      <style:text-properties fo:color="#000000" style:font-name="Courier New" fo:font-size="10pt"/>
    </style:style>
    <style:style style:name="dvp_5f_code_5f_titre" style:display-name="dvp_code_titre" style:family="paragraph" style:next-style-name="Text_20_body">
      <style:paragraph-properties fo:background-color="#9999cc">
        <style:background-image/>
      </style:paragraph-properties>
      <style:text-properties fo:color="#000000" style:font-name="Verdana1" fo:font-size="10pt" fo:font-weight="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fo:background-color="transparent">
        <style:background-image/>
      </style:paragraph-properties>
      <style:text-properties fo:color="#000000" fo:font-size="14pt" fo:font-style="italic" style:font-size-asian="14pt" style:font-style-asian="italic" style:font-size-complex="14pt" style:font-style-complex="italic"/>
    </style:style>
    <style:style style:name="dvp_5f_licence" style:display-name="dvp_licence" style:family="paragraph" style:auto-update="true" style:master-page-name="">
      <style:paragraph-properties fo:text-align="center" style:justify-single-word="false" style:page-number="auto" fo:background-color="#99ccff" fo:padding="0.15cm" fo:border="0.06pt solid #000000" style:shadow="#808080 -0.18cm -0.18cm">
        <style:tab-stops/>
        <style:background-image/>
      </style:paragraph-properties>
      <style:text-properties fo:font-size="9pt" style:text-scale="100%"/>
    </style:style>
    <style:style style:name="_23_007800" style:display-name="#007800" style:family="text">
      <style:text-properties fo:color="#007800"/>
    </style:style>
    <style:style style:name="_23_1155cc" style:display-name="#1155cc" style:family="text">
      <style:text-properties fo:color="#1155cc"/>
    </style:style>
    <style:style style:name="_5f_dvp_5f_latex_5f_" style:display-name="_dvp_latex_" style:family="text">
      <style:text-properties style:font-name="Courier New" fo:font-size="10pt"/>
    </style:style>
    <style:style style:name="date_5f_article" style:display-name="date_article" style:family="text">
      <style:text-properties fo:font-size="10pt"/>
    </style:style>
    <style:style style:name="soustitre_5f_page" style:display-name="soustitre_page" style:family="text">
      <style:text-properties style:font-name="Verdana" fo:font-size="14pt" fo:font-weight="bold"/>
    </style:style>
    <style:style style:name="commentaire" style:family="text">
      <style:text-properties fo:font-size="10pt" fo:font-style="italic" fo:font-weight="bold" fo:background-color="#ebebeb"/>
    </style:style>
    <style:style style:name="titre_5f_page" style:display-name="titre_page" style:family="text">
      <style:text-properties style:font-name="Verdana" fo:font-size="18pt" fo:font-weight="bold"/>
    </style:style>
    <style:style style:name="sautdepage_5f_apres" style:display-name="sautdepage_apres" style:family="text"/>
    <style:style style:name="sautdepage" style:family="text"/>
    <style:style style:name="Souligne" style:family="text">
      <style:text-properties style:text-underline-style="solid" style:text-underline-width="auto" style:text-underline-color="font-color"/>
    </style:style>
    <style:style style:name="Italique" style:family="text">
      <style:text-properties fo:font-style="italic"/>
    </style:style>
    <style:style style:name="Gras" style:family="text">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dvp_5f_exposant" style:display-name="dvp_exposant" style:family="text">
      <style:text-properties style:text-position="super 58%" style:font-name="Verdana" fo:font-size="10pt"/>
    </style:style>
    <style:style style:name="dvp_5f_indice" style:display-name="dvp_indice" style:family="text" style:parent-style-name="dvp_5f_exposant">
      <style:text-properties style:text-position="sub 58%" style:font-name="Verdana" fo:font-size="10pt"/>
    </style:style>
    <style:style style:name="dvp_5f_latex" style:display-name="dvp_latex" style:family="text" style:parent-style-name="dvp_5f_indice">
      <style:text-properties fo:color="#000000" style:text-position="0% 100%" style:font-name="Verdana" fo:font-size="10pt" fo:background-color="#ffcc99"/>
    </style:style>
    <style:style style:name="Numbering_20_Symbols" style:display-name="Numbering Symbols" style:family="text"/>
    <style:style style:name="_30__5f_dvp_5f_latex_5f_" style:display-name="0_dvp_latex_" style:family="graphic">
      <style:graphic-properties svg:x="0cm" svg:y="0cm" fo:margin-left="0.4cm" fo:margin-right="0.4cm" fo:margin-top="0.4cm" fo:margin-bottom="0.4cm" style:vertical-pos="from-top" style:vertical-rel="page" style:horizontal-pos="from-left" style:horizontal-rel="paragraph" fo:padding="0.199cm" fo:border="none"/>
    </style:style>
    <style:style style:name="frame_5f_image_5f_justify" style:display-name="frame_image_justify" style:family="graphic">
      <style:graphic-properties svg:x="0cm" svg:y="0cm" style:wrap="none" style:vertical-pos="from-top" style:vertical-rel="page" style:horizontal-pos="from-left" style:horizontal-rel="paragraph"/>
    </style:style>
    <style:style style:name="frame_5f_image_5f_right" style:display-name="frame_image_right" style:family="graphic">
      <style:graphic-properties svg:x="0cm" svg:y="0cm" style:wrap="none" style:vertical-pos="from-top" style:vertical-rel="page" style:horizontal-pos="right" style:horizontal-rel="paragraph"/>
    </style:style>
    <style:style style:name="frame_5f_image_5f_center" style:display-name="frame_image_center" style:family="graphic">
      <style:graphic-properties svg:x="0cm" svg:y="0cm" style:wrap="none" style:vertical-pos="from-top" style:vertical-rel="page" style:horizontal-pos="center" style:horizontal-rel="paragraph"/>
    </style:style>
    <style:style style:name="frame_5f_image_5f_left" style:display-name="frame_image_left" style:family="graphic">
      <style:graphic-properties svg:x="0cm" svg:y="0cm" style:wrap="none" style:vertical-pos="from-top" style:vertical-rel="page" style:horizontal-pos="left"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min-label-distance="0.381cm"/>
      </text:outline-level-style>
      <text:outline-level-style text:level="2" style:num-format="A" text:display-levels="2">
        <style:list-level-properties text:space-before="0.101cm" text:min-label-distance="0.381cm"/>
      </text:outline-level-style>
      <text:outline-level-style text:level="3" style:num-format="1" text:display-levels="3">
        <style:list-level-properties text:space-before="0.199cm" text:min-label-distance="0.381cm"/>
      </text:outline-level-style>
      <text:outline-level-style text:level="4" style:num-format="a" text:display-levels="4">
        <style:list-level-properties text:space-before="0.3cm" text:min-label-distance="0.381cm"/>
      </text:outline-level-style>
      <text:outline-level-style text:level="5" style:num-format="i" text:display-levels="5">
        <style:list-level-properties text:space-before="0.4cm" text:min-label-distance="0.381cm"/>
      </text:outline-level-style>
      <text:outline-level-style text:level="6" style:num-format="I" text:display-levels="6">
        <style:list-level-properties text:space-before="0.499cm" text:min-label-distance="0.381cm"/>
      </text:outline-level-style>
      <text:outline-level-style text:level="7" style:num-format="A" text:display-levels="7">
        <style:list-level-properties text:space-before="0.6cm" text:min-label-distance="0.381cm"/>
      </text:outline-level-style>
      <text:outline-level-style text:level="8" style:num-format="1" text:display-levels="8">
        <style:list-level-properties text:space-before="0.7cm" text:min-label-distance="0.381cm"/>
      </text:outline-level-style>
      <text:outline-level-style text:level="9" style:num-format="a" text:display-levels="9">
        <style:list-level-properties text:space-before="0.801cm" text:min-label-distance="0.381cm"/>
      </text:outline-level-style>
      <text:outline-level-style text:level="10" style:num-format="i" text:display-levels="10">
        <style:list-level-properties text:space-before="0.9cm"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margin-top="0cm" fo:margin-bottom="0cm" style:contextual-spacing="false"/>
      <style:text-properties fo:font-size="8pt" style:font-size-asian="8pt" style:font-size-complex="8pt"/>
    </style:style>
    <style:style style:name="MP3" style:family="paragraph" style:parent-style-name="Footer">
      <style:paragraph-properties fo:margin-top="0cm" fo:margin-bottom="0cm" style:contextual-spacing="false" fo:text-align="center" style:justify-single-word="false"/>
      <style:text-properties fo:font-size="8pt" style:font-size-asian="8pt" style:font-size-complex="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draw:frame draw:style-name="Mfr1" draw:name="images1" text:anchor-type="paragraph" svg:width="4.154cm" svg:height="0.926cm" draw:z-index="0"><draw:image xlink:href="Pictures/100002000000009D00000023A061FB04.gif" xlink:type="simple" xlink:show="embed" xlink:actuate="onLoad"/><svg:title>KitOOoDVP.gif</svg:title></draw:frame> </text:p>
      </style:header>
      <style:footer>
        <text:section text:style-name="MSect1" text:name="Section1">
          <text:p text:style-name="MP2"/>
        </text:section>
        <text:p text:style-name="MP3"><text:page-number text:select-page="current"/> </text:p>
      </style:footer>
    </style:master-page>
    <style:master-page style:name="ModeleDePage" style:page-layout-name="Mpm2">
      <style:header>
        <text:p text:style-name="position_5f_image_5f_center"><draw:frame draw:style-name="Mfr2" draw:name="images2" text:anchor-type="as-char" svg:width="5.539cm" svg:height="1.235cm" draw:z-index="14"><draw:image xlink:href="Pictures/100002000000009D00000023A061FB04.gif" xlink:type="simple" xlink:show="embed" xlink:actuate="onLoad"/><svg:title>KitOOoDVP.gif</svg:title><svg:desc>Logo du KitOOoDVP</svg:desc></draw:frame> </text:p>
      </style:header>
      <style:footer>
        <text:section text:style-name="MSect1" text:name="dvp_sec_licence">
          <text:p text:style-name="dvp_5f_licence">Les sources présentées sur cette page sont libres de droits et vous pouvez les utiliser à votre convenance. Par contre,la page de présentation de ces sources constitue une œuvre intellectuelle protégée par les droits d'auteur. Copyright ©2013 - olivier.pitton. Aucune reproduction, même partielle, ne peut être faite de ce site et de l'ensemble de son contenu : textes, documents, images, etc. sans l'autorisation expresse de l'auteur. Sinon, vous encourez selon la loi jusqu'à trois ans de prison et jusqu'à 300 000 € de dommages et intérêts.</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creation-date>2013-03-26T08:45:13.29</meta:creation-date>
    <meta:editing-cycles>32</meta:editing-cycles>
    <meta:editing-duration>PT1H36M56S</meta:editing-duration>
    <dc:title>Tutoriel sur l'installation et la compilation d'OpenJDK 8 sous Ubuntu</dc:title>
    <dc:description>Cet article a été conçu grâce au KitODT version 12.4 et au modèle d'article du KitOOoDVP le 28/08/2013 20:26:21.</dc:description>
    <meta:keyword>java</meta:keyword>
    <meta:keyword>OpenJDK</meta:keyword>
    <meta:keyword>installation</meta:keyword>
    <meta:keyword>compilation</meta:keyword>
    <meta:initial-creator>Pitton Olivier</meta:initial-creator>
    <dc:date>2013-08-31T16:27:26</dc:date>
    <dc:creator>Olivier Pitton</dc:creator>
    <meta:document-statistic meta:table-count="21" meta:image-count="5" meta:object-count="0" meta:page-count="12" meta:paragraph-count="203" meta:word-count="2657" meta:character-count="18727" meta:non-whitespace-character-count="16297"/>
    <meta:user-defined meta:name="Date dernière exportation XML" meta:value-type="date">2013-08-31T16:27:26</meta:user-defined>
    <meta:user-defined meta:name="Info 1"/>
    <meta:user-defined meta:name="Info 2"/>
    <meta:user-defined meta:name="Info 3"/>
    <meta:user-defined meta:name="Info 4" meta:value-type="string"/>
    <meta:template xlink:type="simple" xlink:actuate="onRequest" xlink:title="Template du KitODT pour developpez.com" xlink:href="../../../../KitOOoDVP/KitOOoDVP/modeles/Developpez/article.ott" meta:date="2013-03-26T08:45:13.14"/>
  </office:meta>
</office:document-meta>
</file>